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Verdana1" svg:font-family="Verdana" style:font-family-generic="system" style:font-pitch="variable"/>
  </office:font-face-decls>
  <office:automatic-styles>
    <style:style style:name="Table1" style:family="table">
      <style:table-properties style:width="6.6931in" fo:margin-left="-0.075in" fo:margin-top="0in" fo:margin-bottom="0in" table:align="left" style:writing-mode="lr-tb"/>
    </style:style>
    <style:style style:name="Table1.A" style:family="table-column">
      <style:table-column-properties style:column-width="0.7118in"/>
    </style:style>
    <style:style style:name="Table1.B" style:family="table-column">
      <style:table-column-properties style:column-width="5.9806in"/>
    </style:style>
    <style:style style:name="Table1.1" style:family="table-row">
      <style:table-row-properties fo:keep-together="auto"/>
    </style:style>
    <style:style style:name="Table1.A1" style:family="table-cell">
      <style:table-cell-properties fo:background-color="#ffffff" fo:padding-left="0.0347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347in" fo:padding-right="0.075in" fo:padding-top="0in" fo:padding-bottom="0in" fo:border="0.5pt solid #000001" style:writing-mode="lr-tb">
        <style:background-image/>
      </style:table-cell-properties>
    </style:style>
    <style:style style:name="Table1.A6" style:family="table-cell">
      <style:table-cell-properties fo:background-color="#ffccff" fo:padding-left="0.0347in" fo:padding-right="0.075in" fo:padding-top="0in" fo:padding-bottom="0in"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ffccff" fo:padding-left="0.0347in" fo:padding-right="0.075in" fo:padding-top="0in" fo:padding-bottom="0in" fo:border="0.5pt solid #000001" style:writing-mode="lr-tb">
        <style:background-image/>
      </style:table-cell-properties>
    </style:style>
    <style:style style:name="Table2" style:family="table">
      <style:table-properties style:width="6.6931in" fo:margin-left="-0.075in" fo:margin-top="0in" fo:margin-bottom="0in" table:align="left" style:writing-mode="lr-tb"/>
    </style:style>
    <style:style style:name="Table2.A" style:family="table-column">
      <style:table-column-properties style:column-width="0.7118in"/>
    </style:style>
    <style:style style:name="Table2.B" style:family="table-column">
      <style:table-column-properties style:column-width="5.9806in"/>
    </style:style>
    <style:style style:name="Table2.1" style:family="table-row">
      <style:table-row-properties fo:keep-together="auto"/>
    </style:style>
    <style:style style:name="Table2.A1" style:family="table-cell">
      <style:table-cell-properties fo:background-color="#ffffff" fo:padding-left="0.0347in" fo:padding-right="0.075in" fo:padding-top="0in" fo:padding-bottom="0in" fo:border-left="0.5pt solid #000001" fo:border-right="none" fo:border-top="0.5pt solid #000001" fo:border-bottom="0.5pt solid #000001" style:writing-mode="lr-tb">
        <style:background-image/>
      </style:table-cell-properties>
    </style:style>
    <style:style style:name="Table2.B1" style:family="table-cell">
      <style:table-cell-properties fo:background-color="#ffffff" fo:padding-left="0.0347in" fo:padding-right="0.075in" fo:padding-top="0in" fo:padding-bottom="0in" fo:border="0.5pt solid #000001" style:writing-mode="lr-tb">
        <style:background-image/>
      </style:table-cell-properties>
    </style:style>
    <style:style style:name="Table3" style:family="table">
      <style:table-properties style:width="6.6792in" fo:margin-left="-0.0639in" fo:margin-top="0in" fo:margin-bottom="0in" table:align="left" style:writing-mode="lr-tb"/>
    </style:style>
    <style:style style:name="Table3.A" style:family="table-column">
      <style:table-column-properties style:column-width="0.941in"/>
    </style:style>
    <style:style style:name="Table3.B" style:family="table-column">
      <style:table-column-properties style:column-width="5.7375in"/>
    </style:style>
    <style:style style:name="Table3.1" style:family="table-row">
      <style:table-row-properties fo:keep-together="auto"/>
    </style:style>
    <style:style style:name="Table3.A1" style:family="table-cell">
      <style:table-cell-properties fo:background-color="#ffffff" fo:padding-left="0.0313in" fo:padding-right="0.075in" fo:padding-top="0in" fo:padding-bottom="0in" fo:border="1pt solid #000001" style:writing-mode="lr-tb">
        <style:background-image/>
      </style:table-cell-properties>
    </style:style>
    <style:style style:name="Table3.A7" style:family="table-cell">
      <style:table-cell-properties fo:background-color="#cc99cc" fo:padding-left="0.0313in" fo:padding-right="0.075in" fo:padding-top="0in" fo:padding-bottom="0in" fo:border="1pt solid #000001" style:writing-mode="lr-tb">
        <style:background-image/>
      </style:table-cell-properties>
    </style:style>
    <style:style style:name="P1" style:family="paragraph" style:parent-style-name="Standard">
      <style:paragraph-properties fo:margin-left="0in" fo:margin-right="0in" fo:margin-top="0in" fo:margin-bottom="0.0972in" loext:contextual-spacing="false" fo:line-height="10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2" style:family="paragraph" style:parent-style-name="Standard">
      <style:paragraph-properties fo:margin-left="0in" fo:margin-right="0in" fo:margin-top="0in" fo:margin-bottom="0.0972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3" style:family="paragraph" style:parent-style-name="Standard">
      <style:paragraph-properties fo:margin-left="0in" fo:margin-right="0in" fo:margin-top="0in" fo:margin-bottom="0.0972in" loext:contextual-spacing="false" fo:line-height="100%" fo:text-align="center" style:justify-single-word="false" fo:keep-together="auto" fo:orphans="0" fo:widows="0" fo:text-indent="0in" style:auto-text-indent="false" fo:keep-with-next="auto"/>
    </style:style>
    <style:style style:name="P4" style:family="paragraph" style:parent-style-name="Standard">
      <style:paragraph-properties fo:margin-left="0in" fo:margin-right="0in" fo:margin-top="0in" fo:margin-bottom="0.0972in" loext:contextual-spacing="false" fo:line-height="100%"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972in" loext:contextual-spacing="false" fo:line-height="100%" fo:text-align="justify" style:justify-single-word="false" fo:keep-together="auto" fo:orphans="0" fo:widows="0" fo:text-indent="0in" style:auto-text-indent="false" fo:keep-with-next="auto">
        <style:tab-stops>
          <style:tab-stop style:position="0.2374in"/>
        </style:tab-stops>
      </style:paragraph-properties>
    </style:style>
    <style:style style:name="P6" style:family="paragraph" style:parent-style-name="Standard">
      <style:paragraph-properties fo:margin-left="0in" fo:margin-right="0in" fo:margin-top="0in" fo:margin-bottom="0.0972in" loext:contextual-spacing="false" fo:line-height="100%" fo:text-align="center"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7" style:family="paragraph" style:parent-style-name="Standard">
      <style:paragraph-properties fo:margin-left="0in" fo:margin-right="0in" fo:margin-top="0.1665in" fo:margin-bottom="0.0835in" loext:contextual-spacing="false" fo:line-height="100%" fo:text-align="justify" style:justify-single-word="false" fo:keep-together="auto" fo:orphans="0" fo:widows="0" fo:text-indent="0in" style:auto-text-indent="false" fo:keep-with-next="always"/>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6.6929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6.6929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0.2374in"/>
        </style:tab-stops>
      </style:paragraph-properties>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0984in" loext:contextual-spacing="false" fo:line-height="100%" fo:text-align="justify" style:justify-single-word="false" fo:keep-together="auto" fo:orphans="0" fo:widows="0" fo:text-indent="0in" style:auto-text-indent="false" fo:keep-with-next="auto"/>
    </style:style>
    <style:style style:name="P14" style:family="paragraph" style:parent-style-name="Standard">
      <style:paragraph-properties fo:margin-left="0.1965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6.4965in" style:type="right"/>
        </style:tab-stops>
      </style:paragraph-properties>
    </style:style>
    <style:style style:name="P15" style:family="paragraph" style:parent-style-name="Standard">
      <style:paragraph-properties fo:margin-left="0.3929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6.3in" style:type="right"/>
        </style:tab-stops>
      </style:paragraph-properties>
    </style:style>
    <style:style style:name="P16" style:family="paragraph" style:parent-style-name="Standard">
      <style:paragraph-properties fo:margin-left="0.5898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6.1035in" style:type="right"/>
        </style:tab-stops>
      </style:paragraph-properties>
    </style:style>
    <style:style style:name="P17" style:family="paragraph" style:parent-style-name="Standard">
      <style:paragraph-properties fo:margin-left="0.5898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6.1035in" style:type="right"/>
        </style:tab-stops>
      </style:paragraph-properties>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8" style:family="paragraph" style:parent-style-name="Standard">
      <style:paragraph-properties fo:margin-left="0.7862in" fo:margin-right="0in" fo:margin-top="0in" fo:margin-bottom="0in" loext:contextual-spacing="false" fo:line-height="100%" fo:text-align="justify" style:justify-single-word="false" fo:keep-together="auto" fo:orphans="0" fo:widows="0" fo:text-indent="0in" style:auto-text-indent="false" fo:keep-with-next="auto">
        <style:tab-stops>
          <style:tab-stop style:position="5.9071in" style:type="right"/>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break-before="page"/>
      <style:text-properties style:font-name="Liberation Serif" style:font-name-asian="Liberation Serif1" style:font-name-complex="Liberation Serif1"/>
    </style:style>
    <style:style style:name="P21" style:family="paragraph" style:parent-style-name="Standard" style:list-style-name="WWNum12">
      <style:paragraph-properties fo:margin-left="0.5in" fo:margin-right="0in" fo:text-indent="-0.25in" style:auto-text-indent="false">
        <style:tab-stops>
          <style:tab-stop style:position="0in"/>
        </style:tab-stops>
      </style:paragraph-properties>
    </style:style>
    <style:style style:name="P22" style:family="paragraph" style:parent-style-name="Standard" style:list-style-name="WWNum13">
      <style:paragraph-properties fo:margin-left="0.5in" fo:margin-right="0in" fo:text-indent="-0.25in" style:auto-text-indent="false">
        <style:tab-stops>
          <style:tab-stop style:position="0in"/>
        </style:tab-stops>
      </style:paragraph-properties>
    </style:style>
    <style:style style:name="P23" style:family="paragraph" style:parent-style-name="Standard" style:list-style-name="WWNum1">
      <style:paragraph-properties fo:margin-left="0.5in" fo:margin-right="0in" fo:text-indent="-0.25in" style:auto-text-indent="false">
        <style:tab-stops>
          <style:tab-stop style:position="0in"/>
        </style:tab-stops>
      </style:paragraph-properties>
    </style:style>
    <style:style style:name="P24"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25"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26" style:family="paragraph" style:parent-style-name="Standard" style:list-style-name="WWNum4">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27" style:family="paragraph" style:parent-style-name="Standard" style:list-style-name="WWNum8">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28" style:family="paragraph" style:parent-style-name="Standard" style:list-style-name="WWNum5">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29" style:family="paragraph" style:parent-style-name="Standard" style:list-style-name="WWNum7">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30" style:family="paragraph" style:parent-style-name="Standard" style:list-style-name="WWNum9">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31" style:family="paragraph" style:parent-style-name="Standard" style:list-style-name="WWNum10">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32" style:family="paragraph" style:parent-style-name="Standard" style:list-style-name="WWNum2">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3" style:family="paragraph" style:parent-style-name="Standard" style:list-style-name="WWNum3">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4" style:family="paragraph" style:parent-style-name="Standard" style:list-style-name="WWNum4">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5" style:family="paragraph" style:parent-style-name="Standard" style:list-style-name="WWNum8">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6" style:family="paragraph" style:parent-style-name="Standard" style:list-style-name="WWNum5">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7" style:family="paragraph" style:parent-style-name="Standard" style:list-style-name="WWNum7">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8" style:family="paragraph" style:parent-style-name="Standard" style:list-style-name="WWNum9">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39" style:family="paragraph" style:parent-style-name="Standard" style:list-style-name="WWNum10">
      <style:paragraph-properties fo:margin-left="0.5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40" style:family="paragraph" style:parent-style-name="Standard" style:list-style-name="WWNum6">
      <style:paragraph-properties fo:margin-left="0.5417in" fo:margin-right="0in" fo:margin-top="0in" fo:margin-bottom="0in" loext:contextual-spacing="false" fo:line-height="100%" fo:text-align="justify" style:justify-single-word="false" fo:keep-together="auto" fo:orphans="0" fo:widows="0" fo:text-indent="-0.25in" style:auto-text-indent="false" fo:keep-with-next="auto"/>
    </style:style>
    <style:style style:name="P41" style:family="paragraph" style:parent-style-name="Standard" style:list-style-name="WWNum6">
      <style:paragraph-properties fo:margin-left="0.5417in" fo:margin-right="0in" fo:margin-top="0in" fo:margin-bottom="0.0972in" loext:contextual-spacing="false" fo:line-height="100%" fo:text-align="justify" style:justify-single-word="false" fo:keep-together="auto" fo:orphans="0" fo:widows="0" fo:text-indent="-0.25in" style:auto-text-indent="false" fo:keep-with-next="auto"/>
    </style:style>
    <style:style style:name="P42" style:family="paragraph" style:parent-style-name="Heading_20_2" style:list-style-name="WWNum11">
      <style:paragraph-properties fo:margin-left="0.4in" fo:margin-right="0in" fo:text-indent="-0.4in" style:auto-text-indent="false"/>
    </style:style>
    <style:style style:name="P43" style:family="paragraph" style:parent-style-name="Heading_20_2" style:list-style-name="WWNum11">
      <style:paragraph-properties fo:margin-left="0.4in" fo:margin-right="0in" fo:text-indent="-0.4in" style:auto-text-indent="false">
        <style:tab-stops>
          <style:tab-stop style:position="0.2374in"/>
        </style:tab-stops>
      </style:paragraph-properties>
    </style:style>
    <style:style style:name="P44" style:family="paragraph" style:parent-style-name="Heading_20_3" style:list-style-name="WWNum11">
      <style:paragraph-properties fo:margin-left="0.5in" fo:margin-right="0in" fo:text-indent="-0.5in" style:auto-text-indent="false"/>
    </style:style>
    <style:style style:name="P45" style:family="paragraph" style:parent-style-name="Heading_20_3" style:list-style-name="WWNum11">
      <style:paragraph-properties fo:margin-left="0.5in" fo:margin-right="0in" fo:text-indent="-0.5in" style:auto-text-indent="false">
        <style:tab-stops>
          <style:tab-stop style:position="0.2374in"/>
        </style:tab-stops>
      </style:paragraph-properties>
    </style:style>
    <style:style style:name="P46" style:family="paragraph" style:parent-style-name="Heading_20_4" style:list-style-name="WWNum11">
      <style:paragraph-properties fo:margin-left="0.6in" fo:margin-right="0in" fo:text-indent="-0.6in" style:auto-text-indent="false"/>
    </style:style>
    <style:style style:name="P47" style:family="paragraph" style:parent-style-name="Heading_20_5" style:list-style-name="WWNum11">
      <style:paragraph-properties fo:margin-left="0.7in" fo:margin-right="0in" fo:text-indent="-0.7in" style:auto-text-indent="false"/>
    </style:style>
    <style:style style:name="P48" style:family="paragraph" style:parent-style-name="Title" style:master-page-name="Standard">
      <style:paragraph-properties fo:margin-top="0.1665in" fo:margin-bottom="0.0835in" loext:contextual-spacing="false" fo:line-height="100%" style:page-number="1"/>
    </style:style>
    <style:style style:name="P49" style:family="paragraph" style:parent-style-name="Heading_20_1" style:list-style-name="WWNum11">
      <style:paragraph-properties fo:margin-left="0.3in" fo:margin-right="0in" fo:text-indent="-0.3in" style:auto-text-indent="false"/>
    </style:style>
    <style:style style:name="P50" style:family="paragraph" style:parent-style-name="Subtitle">
      <style:paragraph-properties fo:margin-top="0.0417in" fo:margin-bottom="0.0835in" loext:contextual-spacing="false"/>
    </style:style>
    <style:style style:name="T1" style:family="text">
      <style:text-properties fo:font-size="48pt" style:font-size-asian="48pt" style:font-size-complex="48pt"/>
    </style:style>
    <style:style style:name="T2" style:family="text">
      <style:text-properties fo:font-variant="normal" fo:text-transform="none" fo:color="#000000" style:text-line-through-style="none" style:text-line-through-type="none" style:text-position="0% 100%" style:font-name="Liberation Serif" fo:font-size="14pt" fo:font-style="italic" style:text-underline-style="none" fo:font-weight="normal" style:font-name-asian="Liberation Serif1" style:font-size-asian="14pt" style:font-style-asian="italic" style:font-weight-asian="normal" style:font-name-complex="Liberation Serif1" style:font-size-complex="14pt"/>
    </style:style>
    <style:style style:name="T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5" style:family="text">
      <style:text-properties fo:font-variant="normal" fo:text-transform="none" fo:color="#000000" style:text-line-through-style="none" style:text-line-through-type="none" style:text-position="0% 100%" style:font-name="Liberation Serif" fo:font-size="10pt" fo:font-style="italic" style:text-underline-style="solid" style:text-underline-width="auto" style:text-underline-color="font-color" fo:font-weight="normal" style:font-name-asian="Liberation Serif1" style:font-size-asian="10pt" style:font-style-asian="italic" style:font-weight-asian="normal" style:font-name-complex="Liberation Serif1" style:font-size-complex="10pt"/>
    </style:style>
    <style:style style:name="T6" style:family="text">
      <style:text-properties fo:font-variant="normal" fo:text-transform="none" fo:color="#000000" style:text-line-through-style="none" style:text-line-through-type="none" style:text-position="0% 100%" style:font-name="Liberation Serif" fo:font-size="10pt" fo:font-style="italic" style:text-underline-style="none" fo:font-weight="normal" style:font-name-asian="Liberation Serif1" style:font-size-asian="10pt" style:font-style-asian="italic" style:font-weight-asian="normal" style:font-name-complex="Liberation Serif1" style:font-size-complex="10pt"/>
    </style:style>
    <style:style style:name="T7" style:family="text">
      <style:text-properties fo:font-variant="normal" fo:text-transform="none" fo:color="#000000" style:text-line-through-style="none" style:text-line-through-type="none" style:text-position="0% 100%" style:font-name="Liberation Serif" fo:font-size="10pt" fo:font-style="italic" style:text-underline-style="none" fo:font-weight="bold" style:font-name-asian="Liberation Serif1" style:font-size-asian="10pt" style:font-style-asian="italic" style:font-weight-asian="bold" style:font-name-complex="Liberation Serif1" style:font-size-complex="10pt"/>
    </style:style>
    <style:style style:name="T8"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T9" style:family="text">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T1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1"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fo:background-color="#0000ff"/>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13" style:family="text">
      <style:text-properties fo:font-variant="normal" fo:text-transform="none" fo:color="#000000" style:text-line-through-style="none" style:text-line-through-type="none" style:text-position="0% 100%" style:font-name="Verdana" fo:font-size="8pt" fo:font-style="italic" style:text-underline-style="none" fo:font-weight="normal" style:font-name-asian="Verdana1" style:font-size-asian="8pt" style:font-style-asian="italic" style:font-weight-asian="normal" style:font-name-complex="Verdana1" style:font-size-complex="8pt" fo:background-color="#0000ff"/>
    </style:style>
    <style:style style:name="T14"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15" style:family="text">
      <style:text-properties fo:font-variant="normal" fo:text-transform="none" fo:color="#000000" style:text-line-through-style="none" style:text-line-through-type="none" style:text-position="0% 100%" style:font-name="Liberation Mono" fo:font-size="8pt" fo:font-style="normal" style:text-underline-style="none" fo:font-weight="normal" style:font-name-asian="Liberation Mono1" style:font-size-asian="8pt" style:font-style-asian="normal" style:font-weight-asian="normal" style:font-name-complex="Liberation Mono1" style:font-size-complex="8pt"/>
    </style:style>
    <style:style style:name="T16" style:family="text">
      <style:text-properties fo:font-variant="normal" fo:text-transform="none" fo:color="#663399"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17" style:family="text">
      <style:text-properties fo:font-variant="normal" fo:text-transform="none" fo:color="#663399"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8" style:family="text">
      <style:text-properties fo:font-variant="normal" fo:text-transform="none" fo:color="#663399" style:text-line-through-style="none" style:text-line-through-type="none" style:text-position="0% 100%" style:font-name="Liberation Serif" fo:font-size="10pt" fo:font-style="italic" style:text-underline-style="none" fo:font-weight="bold" style:font-name-asian="Liberation Serif1" style:font-size-asian="10pt" style:font-style-asian="italic" style:font-weight-asian="bold" style:font-name-complex="Liberation Serif1" style:font-size-complex="10pt"/>
    </style:style>
    <style:style style:name="T19"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fo:background-color="#0000ff"/>
    </style:style>
    <style:style style:name="T20" style:family="text">
      <style:text-properties fo:font-variant="normal" fo:text-transform="none" fo:color="#660e7a" style:text-line-through-style="none" style:text-line-through-type="none" style:text-position="0% 100%" style:font-name="Verdana" fo:font-size="10pt" fo:font-style="italic" style:text-underline-style="none" fo:font-weight="bold" style:font-name-asian="Verdana1" style:font-size-asian="10pt" style:font-style-asian="italic" style:font-weight-asian="bold" style:font-name-complex="Verdana1" style:font-size-complex="10pt" fo:background-color="#0000ff"/>
    </style:style>
    <style:style style:name="T21"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fo:background-color="#0000ff"/>
    </style:style>
    <style:style style:name="T22" style:family="text">
      <style:text-properties fo:font-variant="normal" fo:text-transform="none" fo:color="#00008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fo:background-color="#0000ff"/>
    </style:style>
    <style:style style:name="T23" style:family="text">
      <style:text-properties fo:font-variant="normal" fo:text-transform="none" fo:color="#00008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4" style:family="text">
      <style:text-properties fo:font-variant="normal" fo:text-transform="none" fo:color="#66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fo:background-color="#0000ff"/>
    </style:style>
    <style:style style:name="T25" style:family="text">
      <style:text-properties fo:font-variant="normal" fo:text-transform="none" fo:color="#990066"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fo:background-color="#0000ff"/>
    </style:style>
    <style:style style:name="T26" style:family="text">
      <style:text-properties style:font-name="Liberation Serif" style:font-name-asian="Liberation Serif1" style:font-name-complex="Liberation Serif1"/>
    </style:style>
    <style:style style:name="T27" style:family="text">
      <style:text-properties style:font-name="Liberation Serif" fo:font-style="normal" style:font-name-asian="Liberation Serif1" style:font-style-asian="normal" style:font-name-complex="Liberation Serif1"/>
    </style:style>
    <style:style style:name="T28" style:family="text">
      <style:text-properties fo:font-weight="bold" style:font-weight-asian="bold"/>
    </style:style>
    <style:style style:name="T29" style:family="text">
      <style:text-properties fo:font-weight="normal" style:font-weight-asian="normal"/>
    </style:style>
    <style:style style:name="T30" style:family="text">
      <style:text-properties fo:font-style="italic" style:font-style-asian="italic"/>
    </style:style>
    <style:style style:name="T31" style:family="text">
      <style:text-properties fo:font-style="normal" style:font-style-asian="normal"/>
    </style:style>
    <style:style style:name="T32" style:family="text">
      <style:text-properties fo:color="#000080" style:font-name="Verdana" fo:font-size="10pt" fo:font-style="normal" fo:font-weight="bold" style:font-name-asian="Verdana1" style:font-size-asian="10pt" style:font-style-asian="normal" style:font-weight-asian="bold" style:font-name-complex="Verdana1" style:font-size-complex="10pt"/>
    </style:style>
    <style:style style:name="T33" style:family="text">
      <style:text-properties fo:color="#000000" style:font-name="Verdana" fo:font-size="10pt" fo:font-style="normal" style:font-name-asian="Verdana1" style:font-size-asian="10pt" style:font-style-asian="normal" style:font-name-complex="Verdana1" style:font-size-complex="10pt"/>
    </style:style>
    <style:style style:name="T34" style:family="text">
      <style:text-properties fo:color="#000000" fo:font-style="italic" fo:font-weight="bold" style:font-style-asian="italic" style:font-weight-asian="bold" fo:background-color="#ffffff"/>
    </style:style>
    <style:style style:name="T35" style:family="text">
      <style:text-properties fo:color="#000000"/>
    </style:style>
    <style:style style:name="T36" style:family="text">
      <style:text-properties fo:color="#663399" style:font-name="Liberation Serif" style:font-name-asian="Liberation Serif1" style:font-name-complex="Liberation Serif1"/>
    </style:style>
    <style:style style:name="T37" style:family="text">
      <style:text-properties fo:color="#663399"/>
    </style:style>
    <style:style style:name="T38" style:family="text">
      <style:text-properties fo:color="#663399" fo:font-style="normal" style:font-style-asian="normal"/>
    </style:style>
    <style:style style:name="T39" style:family="text">
      <style:text-properties fo:color="#660066" fo:font-style="italic" fo:font-weight="bold" style:font-style-asian="italic" style:font-weight-asian="bold"/>
    </style:style>
    <style:style style:name="T40" style:family="text">
      <style:text-properties fo:color="#660066"/>
    </style:style>
    <style:style style:name="T41" style:family="text">
      <style:text-properties fo:color="#ffffff" fo:background-color="#0000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Graphic Objects Templating</text:span></text:p>
      <text:p text:style-name="P50">Système de création et interaction de page Web orienté objet</text:p>
      <text:p text:style-name="P1"/>
      <text:p text:style-name="P1"/>
      <text:p text:style-name="P50">cahier des charge – notice explicative</text:p>
      <text:p text:style-name="P3"><text:span text:style-name="T2">notions globales – mode de fonctionnement</text:span></text:p>
      <text:p text:style-name="P3"><text:span text:style-name="T3">Gilbert ARMENGAUD © 2014-2015</text:span></text:p>
      <text:p text:style-name="P2"/>
      <text:p text:style-name="P7"><text:span text:style-name="T9">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gjdgxs" text:style-name="Index_20_Link" text:visited-style-name="Index_20_Link"><text:span text:style-name="T4">Préambule<text:tab/>4</text:span></text:a></text:p>
          <text:p text:style-name="P9"><text:a xlink:type="simple" xlink:href="#_30j0zll" text:style-name="Index_20_Link" text:visited-style-name="Index_20_Link"><text:span text:style-name="T4">L'objet de base ou objet origine : OObject<text:tab/>5</text:span></text:a></text:p>
          <text:p text:style-name="P14"><text:a xlink:type="simple" xlink:href="#_1fob9te" text:style-name="Index_20_Link" text:visited-style-name="Index_20_Link"><text:span text:style-name="T4">Propriétés – Attributs de l'objet<text:tab/>5</text:span></text:a></text:p>
          <text:p text:style-name="P14"><text:a xlink:type="simple" xlink:href="#_3znysh7" text:style-name="Index_20_Link" text:visited-style-name="Index_20_Link"><text:span text:style-name="T4">Méthodes de l'objet<text:tab/>5</text:span></text:a></text:p>
          <text:p text:style-name="P15"><text:a xlink:type="simple" xlink:href="#_2et92p0" text:style-name="Index_20_Link" text:visited-style-name="Index_20_Link"><text:span text:style-name="T4">Le constructeur<text:tab/>5</text:span></text:a></text:p>
          <text:p text:style-name="P15"><text:a xlink:type="simple" xlink:href="#_tyjcwt" text:style-name="Index_20_Link" text:visited-style-name="Index_20_Link"><text:span text:style-name="T4">Méthode initProperties(array $arrayData)<text:tab/>6</text:span></text:a></text:p>
          <text:p text:style-name="P15"><text:a xlink:type="simple" xlink:href="#_3dy6vkm" text:style-name="Index_20_Link" text:visited-style-name="Index_20_Link"><text:span text:style-name="T4">Méthode getProperties()<text:tab/>6</text:span></text:a></text:p>
          <text:p text:style-name="P15"><text:a xlink:type="simple" xlink:href="#_1t3h5sf" text:style-name="Index_20_Link" text:visited-style-name="Index_20_Link"><text:span text:style-name="T4">Méthode setProperties(array $arrayPropert)<text:tab/>6</text:span></text:a></text:p>
          <text:p text:style-name="P15"><text:a xlink:type="simple" xlink:href="#_4d34og8" text:style-name="Index_20_Link" text:visited-style-name="Index_20_Link"><text:span text:style-name="T4">Méthode getId()<text:tab/>6</text:span></text:a></text:p>
          <text:p text:style-name="P15"><text:a xlink:type="simple" xlink:href="#_2s8eyo1" text:style-name="Index_20_Link" text:visited-style-name="Index_20_Link"><text:span text:style-name="T4">Méthode setId($id)<text:tab/>6</text:span></text:a></text:p>
          <text:p text:style-name="P15"><text:a xlink:type="simple" xlink:href="#_17dp8vu" text:style-name="Index_20_Link" text:visited-style-name="Index_20_Link"><text:span text:style-name="T4">Méthode getDisplay()<text:tab/>6</text:span></text:a></text:p>
          <text:p text:style-name="P15"><text:soft-page-break/><text:a xlink:type="simple" xlink:href="#_3rdcrjn" text:style-name="Index_20_Link" text:visited-style-name="Index_20_Link"><text:span text:style-name="T4">Méthode setDisplay($display)<text:tab/>6</text:span></text:a></text:p>
          <text:p text:style-name="P15"><text:a xlink:type="simple" xlink:href="#_26in1rg" text:style-name="Index_20_Link" text:visited-style-name="Index_20_Link"><text:span text:style-name="T4">Méthode getWidthBT()<text:tab/>7</text:span></text:a></text:p>
          <text:p text:style-name="P15"><text:a xlink:type="simple" xlink:href="#_lnxbz9" text:style-name="Index_20_Link" text:visited-style-name="Index_20_Link"><text:span text:style-name="T4">Méthode setWidthBT($widthBT)<text:tab/>7</text:span></text:a></text:p>
          <text:p text:style-name="P15"><text:a xlink:type="simple" xlink:href="#_35nkun2" text:style-name="Index_20_Link" text:visited-style-name="Index_20_Link"><text:span text:style-name="T4">Méthode getObject()<text:tab/>7</text:span></text:a></text:p>
          <text:p text:style-name="P15"><text:a xlink:type="simple" xlink:href="#_1ksv4uv" text:style-name="Index_20_Link" text:visited-style-name="Index_20_Link"><text:span text:style-name="T4">Méthode getTypObj()<text:tab/>7</text:span></text:a></text:p>
          <text:p text:style-name="P15"><text:a xlink:type="simple" xlink:href="#_44sinio" text:style-name="Index_20_Link" text:visited-style-name="Index_20_Link"><text:span text:style-name="T4">Méthode getCssCode()<text:tab/>7</text:span></text:a></text:p>
          <text:p text:style-name="P15"><text:a xlink:type="simple" xlink:href="#_2jxsxqh" text:style-name="Index_20_Link" text:visited-style-name="Index_20_Link"><text:span text:style-name="T4">Méthode addCssCode($cssCode)<text:tab/>7</text:span></text:a></text:p>
          <text:p text:style-name="P15"><text:a xlink:type="simple" xlink:href="#_z337ya" text:style-name="Index_20_Link" text:visited-style-name="Index_20_Link"><text:span text:style-name="T4">Méthode setCssCode($cssCode)<text:tab/>7</text:span></text:a></text:p>
          <text:p text:style-name="P15"><text:a xlink:type="simple" xlink:href="#_3j2qqm3" text:style-name="Index_20_Link" text:visited-style-name="Index_20_Link"><text:span text:style-name="T4">Méthodes de gestion des fichiers CSS de l'objet<text:tab/>7</text:span></text:a></text:p>
          <text:p text:style-name="P16"><text:a xlink:type="simple" xlink:href="#_1y810tw" text:style-name="Index_20_Link" text:visited-style-name="Index_20_Link"><text:span text:style-name="T4">Méthode addCss($cssName, $cssPath)<text:tab/>7</text:span></text:a></text:p>
          <text:p text:style-name="P16"><text:a xlink:type="simple" xlink:href="#_4i7ojhp" text:style-name="Index_20_Link" text:visited-style-name="Index_20_Link"><text:span text:style-name="T4">Méthode rmCss($cssName)<text:tab/>7</text:span></text:a></text:p>
          <text:p text:style-name="P16"><text:a xlink:type="simple" xlink:href="#_2xcytpi" text:style-name="Index_20_Link" text:visited-style-name="Index_20_Link"><text:span text:style-name="T4">Méthode hasCss($cssName)<text:tab/>7</text:span></text:a></text:p>
          <text:p text:style-name="P16"><text:a xlink:type="simple" xlink:href="#_1ci93xb" text:style-name="Index_20_Link" text:visited-style-name="Index_20_Link"><text:span text:style-name="T4">Méthodes enaCss($cssName) / disCss($cssName)<text:tab/>8</text:span></text:a></text:p>
          <text:p text:style-name="P15"><text:a xlink:type="simple" xlink:href="#_3whwml4" text:style-name="Index_20_Link" text:visited-style-name="Index_20_Link"><text:span text:style-name="T4">Méthode getJsCode()<text:tab/>8</text:span></text:a></text:p>
          <text:p text:style-name="P15"><text:a xlink:type="simple" xlink:href="#_2bn6wsx" text:style-name="Index_20_Link" text:visited-style-name="Index_20_Link"><text:span text:style-name="T4">Méthode addJsCode($jsCode)<text:tab/>8</text:span></text:a></text:p>
          <text:p text:style-name="P15"><text:a xlink:type="simple" xlink:href="#_qsh70q" text:style-name="Index_20_Link" text:visited-style-name="Index_20_Link"><text:span text:style-name="T4">Méthode setJsCode($jsCode)<text:tab/>8</text:span></text:a></text:p>
          <text:p text:style-name="P15"><text:a xlink:type="simple" xlink:href="#_3as4poj" text:style-name="Index_20_Link" text:visited-style-name="Index_20_Link"><text:span text:style-name="T4">Méthodes de gestion des fichiers JavaScript de l'objet<text:tab/>8</text:span></text:a></text:p>
          <text:p text:style-name="P16"><text:a xlink:type="simple" xlink:href="#_1pxezwc" text:style-name="Index_20_Link" text:visited-style-name="Index_20_Link"><text:span text:style-name="T4">Méthode addJs($jsName, $jsPath)<text:tab/>8</text:span></text:a></text:p>
          <text:p text:style-name="P16"><text:a xlink:type="simple" xlink:href="#_49x2ik5" text:style-name="Index_20_Link" text:visited-style-name="Index_20_Link"><text:span text:style-name="T4">Méthode rmJs($jsName)<text:tab/>8</text:span></text:a></text:p>
          <text:p text:style-name="P16"><text:a xlink:type="simple" xlink:href="#_2p2csry" text:style-name="Index_20_Link" text:visited-style-name="Index_20_Link"><text:span text:style-name="T4">Méthode hasJs($jsName)<text:tab/>8</text:span></text:a></text:p>
          <text:p text:style-name="P16"><text:a xlink:type="simple" xlink:href="#_147n2zr" text:style-name="Index_20_Link" text:visited-style-name="Index_20_Link"><text:span text:style-name="T4">Méthodes enaJs($jsName) / disJs($jsName)<text:tab/>8</text:span></text:a></text:p>
          <text:p text:style-name="P14"><text:soft-page-break/><text:a xlink:type="simple" xlink:href="#_3o7alnk" text:style-name="Index_20_Link" text:visited-style-name="Index_20_Link"><text:span text:style-name="T4">Impact sur le template de l'objet, code HTML – code JavaScript<text:tab/>8</text:span></text:a></text:p>
          <text:p text:style-name="P15"><text:a xlink:type="simple" xlink:href="#_23ckvvd" text:style-name="Index_20_Link" text:visited-style-name="Index_20_Link"><text:span text:style-name="T4">Gestion des objets : service et contrôleur<text:tab/>8</text:span></text:a></text:p>
          <text:p text:style-name="P15"><text:a xlink:type="simple" xlink:href="#_ihv636" text:style-name="Index_20_Link" text:visited-style-name="Index_20_Link"><text:span text:style-name="T4">Gestion des objets : service got_controller.manageObject<text:tab/>9</text:span></text:a></text:p>
          <text:p text:style-name="P15"><text:a xlink:type="simple" xlink:href="#_32hioqz" text:style-name="Index_20_Link" text:visited-style-name="Index_20_Link"><text:span text:style-name="T4">Gestion des objets : contrôler ManageObjectController<text:tab/>9</text:span></text:a></text:p>
          <text:p text:style-name="P9"><text:a xlink:type="simple" xlink:href="#_1hmsyys" text:style-name="Index_20_Link" text:visited-style-name="Index_20_Link"><text:span text:style-name="T4">Classe d'objet – ODContent : Object Data Content<text:tab/>9</text:span></text:a></text:p>
          <text:p text:style-name="P14"><text:a xlink:type="simple" xlink:href="#_41mghml" text:style-name="Index_20_Link" text:visited-style-name="Index_20_Link"><text:span text:style-name="T4">Propriétés – Attributs de l'objet<text:tab/>9</text:span></text:a></text:p>
          <text:p text:style-name="P14"><text:a xlink:type="simple" xlink:href="#_2grqrue" text:style-name="Index_20_Link" text:visited-style-name="Index_20_Link"><text:span text:style-name="T4">Méthodes de l'objet<text:tab/>9</text:span></text:a></text:p>
          <text:p text:style-name="P15"><text:a xlink:type="simple" xlink:href="#_vx1227" text:style-name="Index_20_Link" text:visited-style-name="Index_20_Link"><text:span text:style-name="T4">Le constructeur<text:tab/>9</text:span></text:a></text:p>
          <text:p text:style-name="P15"><text:a xlink:type="simple" xlink:href="#_3fwokq0" text:style-name="Index_20_Link" text:visited-style-name="Index_20_Link"><text:span text:style-name="T4">Méthode getName()<text:tab/>10</text:span></text:a></text:p>
          <text:p text:style-name="P15"><text:a xlink:type="simple" xlink:href="#_1v1yuxt" text:style-name="Index_20_Link" text:visited-style-name="Index_20_Link"><text:span text:style-name="T4">Méthode setName($name)<text:tab/>10</text:span></text:a></text:p>
          <text:p text:style-name="P15"><text:a xlink:type="simple" xlink:href="#_4f1mdlm" text:style-name="Index_20_Link" text:visited-style-name="Index_20_Link"><text:span text:style-name="T4">Méthode getValue()<text:tab/>10</text:span></text:a></text:p>
          <text:p text:style-name="P15"><text:a xlink:type="simple" xlink:href="#_2u6wntf" text:style-name="Index_20_Link" text:visited-style-name="Index_20_Link"><text:span text:style-name="T4">Méthode setValue($value)<text:tab/>10</text:span></text:a></text:p>
          <text:p text:style-name="P15"><text:a xlink:type="simple" xlink:href="#_19c6y18" text:style-name="Index_20_Link" text:visited-style-name="Index_20_Link"><text:span text:style-name="T4">Méthode getForm()<text:tab/>10</text:span></text:a></text:p>
          <text:p text:style-name="P15"><text:a xlink:type="simple" xlink:href="#_3tbugp1" text:style-name="Index_20_Link" text:visited-style-name="Index_20_Link"><text:span text:style-name="T4">Méthode setForm($form)<text:tab/>10</text:span></text:a></text:p>
          <text:p text:style-name="P15"><text:a xlink:type="simple" xlink:href="#_28h4qwu" text:style-name="Index_20_Link" text:visited-style-name="Index_20_Link"><text:span text:style-name="T4">Méthodes de gestion des regroupement de valeurs ou formulaire<text:tab/>10</text:span></text:a></text:p>
          <text:p text:style-name="P16"><text:a xlink:type="simple" xlink:href="#_nmf14n" text:style-name="Index_20_Link" text:visited-style-name="Index_20_Link"><text:span text:style-name="T4">Méthode getDatasForm($form)<text:tab/>10</text:span></text:a></text:p>
          <text:p text:style-name="P16"><text:a xlink:type="simple" xlink:href="#_37m2jsg" text:style-name="Index_20_Link" text:visited-style-name="Index_20_Link"><text:span text:style-name="T4">Méthode getDataForm($form, $name)<text:tab/>11</text:span></text:a></text:p>
          <text:p text:style-name="P16"><text:a xlink:type="simple" xlink:href="#_1mrcu09" text:style-name="Index_20_Link" text:visited-style-name="Index_20_Link"><text:span text:style-name="T4">Méthode hasDataForm($form, $name)<text:tab/>11</text:span></text:a></text:p>
          <text:p text:style-name="P16"><text:a xlink:type="simple" xlink:href="#_46r0co2" text:style-name="Index_20_Link" text:visited-style-name="Index_20_Link"><text:span text:style-name="T4">Méthode setDatasForm($form, array $datas)<text:tab/>11</text:span></text:a></text:p>
          <text:p text:style-name="P16"><text:a xlink:type="simple" xlink:href="#_2lwamvv" text:style-name="Index_20_Link" text:visited-style-name="Index_20_Link"><text:span text:style-name="T4">Méthode setDataForm($form, $name, $value)<text:tab/>11</text:span></text:a></text:p>
          <text:p text:style-name="P14"><text:a xlink:type="simple" xlink:href="#_111kx3o" text:style-name="Index_20_Link" text:visited-style-name="Index_20_Link"><text:span text:style-name="T4">Impact sur le template de l'objet, code HTML – code JavaScript<text:tab/>11</text:span></text:a></text:p>
          <text:p text:style-name="P15"><text:soft-page-break/><text:a xlink:type="simple" xlink:href="#_3l18frh" text:style-name="Index_20_Link" text:visited-style-name="Index_20_Link"><text:span text:style-name="T4">Impact code JavaScript, code HTML<text:tab/>11</text:span></text:a></text:p>
          <text:p text:style-name="P14"><text:a xlink:type="simple" xlink:href="#_206ipza" text:style-name="Index_20_Link" text:visited-style-name="Index_20_Link"><text:span text:style-name="T4">Les objets de la classe ODContent<text:tab/>12</text:span></text:a></text:p>
          <text:p text:style-name="P15"><text:a xlink:type="simple" xlink:href="#_4k668n3" text:style-name="Index_20_Link" text:visited-style-name="Index_20_Link"><text:span text:style-name="T4">ODButton – Object Data Content Button<text:tab/>12</text:span></text:a></text:p>
          <text:p text:style-name="P16"><text:a xlink:type="simple" xlink:href="#_2zbgiuw" text:style-name="Index_20_Link" text:visited-style-name="Index_20_Link"><text:span text:style-name="T4">Propriété de l'objet<text:tab/>12</text:span></text:a></text:p>
          <text:p text:style-name="P16"><text:a xlink:type="simple" xlink:href="#_1egqt2p" text:style-name="Index_20_Link" text:visited-style-name="Index_20_Link"><text:span text:style-name="T4">Méthode de l'objet<text:tab/>12</text:span></text:a></text:p>
          <text:p text:style-name="P18"><text:a xlink:type="simple" xlink:href="#_3ygebqi" text:style-name="Index_20_Link" text:visited-style-name="Index_20_Link"><text:span text:style-name="T4">Méthode getLabel()<text:tab/>12</text:span></text:a></text:p>
          <text:p text:style-name="P18"><text:a xlink:type="simple" xlink:href="#_2dlolyb" text:style-name="Index_20_Link" text:visited-style-name="Index_20_Link"><text:span text:style-name="T4">Méthode setLabel($label)<text:tab/>12</text:span></text:a></text:p>
          <text:p text:style-name="P18"><text:a xlink:type="simple" xlink:href="#_sqyw64" text:style-name="Index_20_Link" text:visited-style-name="Index_20_Link"><text:span text:style-name="T4">Méthode getType()<text:tab/>13</text:span></text:a></text:p>
          <text:p text:style-name="P18"><text:a xlink:type="simple" xlink:href="#_3cqmetx" text:style-name="Index_20_Link" text:visited-style-name="Index_20_Link"><text:span text:style-name="T4">Méthode setType($type)<text:tab/>13</text:span></text:a></text:p>
          <text:p text:style-name="P18"><text:a xlink:type="simple" xlink:href="#_1rvwp1q" text:style-name="Index_20_Link" text:visited-style-name="Index_20_Link"><text:span text:style-name="T4">Méthode getNature()<text:tab/>13</text:span></text:a></text:p>
          <text:p text:style-name="P18"><text:a xlink:type="simple" xlink:href="#_4bvk7pj" text:style-name="Index_20_Link" text:visited-style-name="Index_20_Link"><text:span text:style-name="T4">Méthode setNature($nature)<text:tab/>13</text:span></text:a></text:p>
          <text:p text:style-name="P18"><text:a xlink:type="simple" xlink:href="#_2r0uhxc" text:style-name="Index_20_Link" text:visited-style-name="Index_20_Link"><text:span text:style-name="T4">Méthode getIcon()<text:tab/>13</text:span></text:a></text:p>
          <text:p text:style-name="P18"><text:a xlink:type="simple" xlink:href="#_1664s55" text:style-name="Index_20_Link" text:visited-style-name="Index_20_Link"><text:span text:style-name="T4">Méthode setIcon($icon)<text:tab/>13</text:span></text:a></text:p>
          <text:p text:style-name="P18"><text:a xlink:type="simple" xlink:href="#_3q5sasy" text:style-name="Index_20_Link" text:visited-style-name="Index_20_Link"><text:span text:style-name="T4">Méthode getEvents()<text:tab/>13</text:span></text:a></text:p>
          <text:p text:style-name="P18"><text:a xlink:type="simple" xlink:href="#_25b2l0r" text:style-name="Index_20_Link" text:visited-style-name="Index_20_Link"><text:span text:style-name="T4">Méthode getEvent($event)<text:tab/>14</text:span></text:a></text:p>
          <text:p text:style-name="P18"><text:a xlink:type="simple" xlink:href="#_kgcv8k" text:style-name="Index_20_Link" text:visited-style-name="Index_20_Link"><text:span text:style-name="T4">Méthode setEvent($event, $callback)<text:tab/>14</text:span></text:a></text:p>
          <text:p text:style-name="P18"><text:a xlink:type="simple" xlink:href="#_34g0dwd" text:style-name="Index_20_Link" text:visited-style-name="Index_20_Link"><text:span text:style-name="T4">Méthode setEvents(array $events)<text:tab/>14</text:span></text:a></text:p>
          <text:p text:style-name="P18"><text:a xlink:type="simple" xlink:href="#_1jlao46" text:style-name="Index_20_Link" text:visited-style-name="Index_20_Link"><text:span text:style-name="T4">Méthodes enaEvent($event) / disEvents($event)<text:tab/>14</text:span></text:a></text:p>
          <text:p text:style-name="P18"><text:a xlink:type="simple" xlink:href="#_43ky6rz" text:style-name="Index_20_Link" text:visited-style-name="Index_20_Link"><text:span text:style-name="T4">Méthode privée getConstants()<text:tab/>14</text:span></text:a></text:p>
          <text:p text:style-name="P18"><text:a xlink:type="simple" xlink:href="#_2iq8gzs" text:style-name="Index_20_Link" text:visited-style-name="Index_20_Link"><text:span text:style-name="T4">Méthode privée getNaturesConstants()<text:tab/>14</text:span></text:a></text:p>
          <text:p text:style-name="P18"><text:a xlink:type="simple" xlink:href="#_xvir7l" text:style-name="Index_20_Link" text:visited-style-name="Index_20_Link"><text:span text:style-name="T4">Méthode privée getTypesConstants()<text:tab/>14</text:span></text:a></text:p>
          <text:p text:style-name="P18"><text:soft-page-break/><text:a xlink:type="simple" xlink:href="#_3hv69ve" text:style-name="Index_20_Link" text:visited-style-name="Index_20_Link"><text:span text:style-name="T4">Méthode privée getEventsConstants()<text:tab/>14</text:span></text:a></text:p>
          <text:p text:style-name="P12"><text:a xlink:type="simple" xlink:href="#_1x0gk37" text:style-name="Index_20_Link" text:visited-style-name="Index_20_Link"><text:span text:style-name="T4">Impact sur le template de l'objet, code HTML – code JavaScript<text:tab/>14</text:span></text:a></text:p>
        </text:index-body>
      </text:table-of-content>
      <text:p text:style-name="P17"/>
      <text:p text:style-name="Standard"/>
      <text:p text:style-name="P6"/>
      <text:list xml:id="list6111320572976622537" text:style-name="WWNum11">
        <text:list-item>
          <text:p text:style-name="P49"><text:bookmark text:name="_gjdgxs"/><text:span text:style-name="T26">Préambule</text:span></text:p>
        </text:list-item>
      </text:list>
      <text:p text:style-name="P4"><text:span text:style-name="T4">La mise en œuvre d'un tel projet vient à la suite de 2 expériences (personnelle et professionnelle).</text:span></text:p>
      <text:p text:style-name="P8"><text:span text:style-name="T4">La première : durant l'ébauche d'un CMS pour débutant sous Symfony 2, comme Zend FrameWork 2, il fallait avoir un système de présentation des blocs standards d'un CMS : entête de page, formulaire de connexion, présentation d'articles, de liste d'articles ….</text:span></text:p>
      <text:p text:style-name="P4"><text:span text:style-name="T4">Pour assurer cela quoi de mieux qu'un système automatisé de présentation, pouvant mettre en œuvre un thème graphique relativement à la section du site visité. C'est comme cela que le bundle F1rstCMS Templating a commencé à prendre forme.</text:span></text:p>
      <text:p text:style-name="P4"><text:span text:style-name="T4">La seconde : pendant la mise en place d'une application (Web Application) j'ai pris conscience que la programmation dans le modèle MVC des composantes Model et Controller sont faites au travers du langage Php orienté objet, ou de framework orienté objet, pas la programmation de la composant View. Pourquoi ?</text:span></text:p>
      <text:p text:style-name="P19">C'est pour cela que ce projet vise à la construction de page Intranet/Internet dans la norme <text:span text:style-name="T28">HTML5</text:span><text:span text:style-name="T29"> à</text:span> l'aide de briques unitaires assurant tant la présentation, que les interactions possibles avec la dite page orienté objet.</text:p>
      <text:p text:style-name="P19">De fait, le programmeur pourra s'appuyer sur des composants de types contenant et contenu pour construire sa page. Une page au format <text:span text:style-name="T28">HTML5</text:span> est composée de conteneurs de base :</text:p>
      <text:list xml:id="list2538121525924730714" text:style-name="WWNum12">
        <text:list-item>
          <text:p text:style-name="P21"><text:span text:style-name="T28">HEADER</text:span>, l'entête de page,</text:p>
        </text:list-item>
        <text:list-item>
          <text:p text:style-name="P21"><text:span text:style-name="T28">NAV</text:span>, menu de navigation de la page,</text:p>
        </text:list-item>
        <text:list-item>
          <text:p text:style-name="P21"><text:span text:style-name="T28">SECTION</text:span>, le corps proprement dit de la page,</text:p>
        </text:list-item>
        <text:list-item>
          <text:p text:style-name="P21"><text:span text:style-name="T28">FOOTER</text:span>, le pied de page.</text:p>
        </text:list-item>
      </text:list>
      <text:p text:style-name="P19">Dans le concept <text:span text:style-name="T28">HTML</text:span>, une page peut être juste une présentation de données pour lecture avec des liens de navigation, ou un formulaire, entité formée de zones de saisie ou sélections permettant l'interaction entre l'opérateur et le système (le serveur Internet). Cette dernière considération se traduit par l'utilisation de la balise <text:span text:style-name="T30">&lt;form&gt;</text:span> … <text:span text:style-name="T30">&lt;/form&gt;</text:span> qui délimite de fait la zone d'interaction de la page.</text:p>
      <text:p text:style-name="P19">La conception moderne des sites Internet où Intranet, nous amène à revoir cette vision pour aboutir à dire que tout élément d'une page doit avoir la capacité d'induire une interaction avec le reste de la page ou avec l'extérieur (autre page ou acquisition de données externes via <text:span text:style-name="T30">Ajax</text:span>, par exemple). De fait, toute page est et n'est pas à la fois formulaire. Ceci implique donc, que tout élément doit pouvoir supporter la gestion d'évènements : on*** (<text:span text:style-name="T30">onClick</text:span>, <text:span text:style-name="T30">onFocus</text:span>, …), même s'il ne présente pas cette fonctionnalité en base (coté <text:span text:style-name="T28">HTML</text:span>).</text:p>
      <text:p text:style-name="P19">On aura donc 2 types d'objets :</text:p>
      <text:list xml:id="list278165247414110196" text:style-name="WWNum13">
        <text:list-item>
          <text:p text:style-name="P22">les objets de type contenant : <text:span text:style-name="T28">OSContainer</text:span> (<text:span text:style-name="T28">Object</text:span> <text:span text:style-name="T28">Structure</text:span> <text:span text:style-name="T28">Container</text:span>),</text:p>
        </text:list-item>
        <text:list-item>
          <text:p text:style-name="P22">les objets de type contenu : <text:span text:style-name="T28">ODContent</text:span> (<text:span text:style-name="T28">Object</text:span> <text:span text:style-name="T28">Data</text:span> <text:span text:style-name="T28">Content</text:span>).</text:p>
        </text:list-item>
      </text:list>
      <text:p text:style-name="P19">Postulat de base pour la suite du document : tout objet devra être déclaré avec un identifiant unique pour pouvoir être affecté, recherché et modifié au besoin. Le corps de la page, <text:span text:style-name="T28">SECTION</text:span>, peut également contenir des contenants, comme des contenus. En contenant, on peut disposer de :</text:p>
      <text:list xml:id="list5832869388399799374" text:style-name="WWNum1">
        <text:list-item>
          <text:p text:style-name="P23"><text:span text:style-name="T28">HEADER</text:span>, bloc l'entête de la section, peut s'appliquer également à un contenant <text:span text:style-name="T28">ARTICLE</text:span>,</text:p>
        </text:list-item>
        <text:list-item>
          <text:p text:style-name="P23"><text:span text:style-name="T28">ARTICLE</text:span>, article ou bloc de contenu apparenté autonome dans un document,</text:p>
        </text:list-item>
        <text:list-item>
          <text:p text:style-name="P23"><text:span text:style-name="T28">ASIDE</text:span>, généralement bloc d'explication d'un contenant <text:span text:style-name="T28">ARTICLE</text:span>, ce bloc se place de coté (gauche ou droite) du contenu principal de la page (possible hors <text:span text:style-name="T28">SECTION</text:span>),</text:p>
        </text:list-item>
        <text:list-item>
          <text:p text:style-name="P23"><text:soft-page-break/><text:span text:style-name="T28">SECTION</text:span>, subdivision de la page alors,</text:p>
        </text:list-item>
        <text:list-item>
          <text:p text:style-name="P23"><text:span text:style-name="T28">DIV</text:span>, contenu non typé,</text:p>
        </text:list-item>
        <text:list-item>
          <text:p text:style-name="P23"><text:span text:style-name="T28">FOOTER</text:span>, pied de section dans ce cas.</text:p>
        </text:list-item>
      </text:list>
      <text:p text:style-name="Standard"/>
      <text:p text:style-name="P20"/>
      <text:list xml:id="list52254117054635" text:continue-list="list6111320572976622537" text:style-name="WWNum11">
        <text:list-item>
          <text:p text:style-name="P49"><text:bookmark text:name="_30j0zll"/><text:span text:style-name="T26">L'objet de base ou objet origine : OObject</text:span></text:p>
        </text:list-item>
      </text:list>
      <text:p text:style-name="P4"><text:span text:style-name="T4">Comme tout doit être objet dans le cadre de </text:span><text:span text:style-name="T3">Graphic Objects Templating</text:span><text:span text:style-name="T4"> , on doit partir d'un objet de base ou origine qui structurera les attributs et méthodes communes à chaque objet du système.</text:span></text:p>
      <text:p text:style-name="P4"><text:span text:style-name="T5">Remarque Technique</text:span><text:span text:style-name="T4"> : dans le cadre du du projet </text:span><text:span text:style-name="T3">G</text:span><text:span text:style-name="T4">.</text:span><text:span text:style-name="T3">O</text:span><text:span text:style-name="T4">.</text:span><text:span text:style-name="T3">T</text:span><text:span text:style-name="T4">. (</text:span><text:span text:style-name="T3">Graphic</text:span><text:span text:style-name="T4"> </text:span><text:span text:style-name="T3">Object</text:span><text:span text:style-name="T4"> </text:span><text:span text:style-name="T3">Templating</text:span><text:span text:style-name="T4">), les objets créés et manipulés n'auront qu'un attribut physique : '</text:span><text:span text:style-name="T6">properties</text:span><text:span text:style-name="T4">' pour propriétés. Cet attribut sera une chaîne de caractère issue de la sérialisation d'un tableau associatif qui lui contiendra réellement l'ensemble des attributs de l'objet.</text:span></text:p>
      <text:p text:style-name="P8"><text:span text:style-name="T4">Ce choix technique permet de :</text:span></text:p>
      <text:list xml:id="list1117743958007573626" text:style-name="WWNum2">
        <text:list-item>
          <text:p text:style-name="P24"><text:span text:style-name="T4">consommer moins de mémoire pour stocker les données relatives à l'objet,</text:span></text:p>
        </text:list-item>
        <text:list-item>
          <text:p text:style-name="P24"><text:span text:style-name="T4">manipuler plus facilement, tant dans la création, mise à jour, copie, …</text:span></text:p>
        </text:list-item>
        <text:list-item>
          <text:p text:style-name="P32"><text:span text:style-name="T4">persister l'objet en session par cette chaîne de caractère.</text:span></text:p>
        </text:list-item>
      </text:list>
      <text:p text:style-name="P4"><text:span text:style-name="T4">Cette dernière phrase amméne à préciser que l'ensemble des valeurs et attributs d'objets seront persistés sur le serveur et non sur le client, du moins pour la première version de ce système.</text:span></text:p>
      <text:list xml:id="list52255726183692" text:continue-list="list52254117054635" text:style-name="WWNum11">
        <text:list-item>
          <text:list>
            <text:list-item>
              <text:p text:style-name="P42"><text:bookmark text:name="_1fob9te"/><text:span text:style-name="T26">Propriétés – Attributs de l'objet</text:span></text:p>
            </text:list-item>
          </text:list>
        </text:list-item>
      </text:list>
      <text:p text:style-name="P4"><text:span text:style-name="T4">On parle des attributs stockés dans le tableau associatif sérialisé dans l'attribut physique '</text:span><text:span text:style-name="T6">properties</text:span><text:span text:style-name="T4">'.</text:span></text:p>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3">id</text:span></text:p>
          </table:table-cell>
          <table:table-cell table:style-name="Table1.B1" office:value-type="string">
            <text:p text:style-name="P8"><text:span text:style-name="T4">Identifiant unique attribué à l'objet à sa création</text:span></text:p>
          </table:table-cell>
        </table:table-row>
        <table:table-row table:style-name="Table1.1">
          <table:table-cell table:style-name="Table1.A1" office:value-type="string">
            <text:p text:style-name="P8"><text:span text:style-name="T3">class</text:span></text:p>
          </table:table-cell>
          <table:table-cell table:style-name="Table1.B1" office:value-type="string">
            <text:p text:style-name="P8"><text:span text:style-name="T4">Chaîne contenant la liste des classes de mise en forme de l'objet séparés par des espaces</text:span></text:p>
          </table:table-cell>
        </table:table-row>
        <table:table-row table:style-name="Table1.1">
          <table:table-cell table:style-name="Table1.A1" office:value-type="string">
            <text:p text:style-name="P8"><text:span text:style-name="T3">display</text:span></text:p>
          </table:table-cell>
          <table:table-cell table:style-name="Table1.B1" office:value-type="string">
            <text:p text:style-name="P8"><text:span text:style-name="T4">Notion d'affichage de l'objet</text:span></text:p>
          </table:table-cell>
        </table:table-row>
        <table:table-row table:style-name="Table1.1">
          <table:table-cell table:style-name="Table1.A1" office:value-type="string">
            <text:p text:style-name="P8"><text:span text:style-name="T3">objet</text:span></text:p>
          </table:table-cell>
          <table:table-cell table:style-name="Table1.B1" office:value-type="string">
            <text:p text:style-name="P8"><text:span text:style-name="T4">Nom de la classe à l'origine de la création de l'objet</text:span></text:p>
          </table:table-cell>
        </table:table-row>
        <table:table-row table:style-name="Table1.1">
          <table:table-cell table:style-name="Table1.A1" office:value-type="string">
            <text:p text:style-name="P8"><text:span text:style-name="T3">typObj</text:span></text:p>
          </table:table-cell>
          <table:table-cell table:style-name="Table1.B1" office:value-type="string">
            <text:p text:style-name="P8"><text:span text:style-name="T4">Nature de l'objet créé : <text:s/></text:span><text:span text:style-name="T3">OSContainer</text:span><text:span text:style-name="T4"> ou <text:s/></text:span><text:span text:style-name="T3">ODContent</text:span></text:p>
          </table:table-cell>
        </table:table-row>
        <table:table-row table:style-name="Table1.1">
          <table:table-cell table:style-name="Table1.A6" office:value-type="string">
            <text:p text:style-name="P8"><text:span text:style-name="T3">widthBT</text:span></text:p>
          </table:table-cell>
          <table:table-cell table:style-name="Table1.B6" office:value-type="string">
            <text:p text:style-name="P8"><text:span text:style-name="T4">Largeur à l'écran de l'objet dans le cadre de l'utilisation de Bootstrap Twitter (à mettre en place – </text:span><text:span text:style-name="T16">non fonctionnel</text:span><text:span text:style-name="T4">)</text:span></text:p>
          </table:table-cell>
        </table:table-row>
        <table:table-row table:style-name="Table1.1">
          <table:table-cell table:style-name="Table1.A6" office:value-type="string">
            <text:p text:style-name="P8"><text:span text:style-name="T3">js</text:span></text:p>
          </table:table-cell>
          <table:table-cell table:style-name="Table1.B6" office:value-type="string">
            <text:p text:style-name="P8"><text:span text:style-name="T4">Tableau contenant les références aux fichiers JavaScript à utiliser pour le bon fonctionnement de l'objet. Pour chaque occurrence du tableau : chemin d'accès + nom du fichier, booléen signalant si l'on doit prendre on non le dit fichier, clé d'accès : nom du fichier (</text:span><text:span text:style-name="T16">non fonctionnel</text:span><text:span text:style-name="T4">)</text:span></text:p>
          </table:table-cell>
        </table:table-row>
        <table:table-row table:style-name="Table1.1">
          <table:table-cell table:style-name="Table1.A1" office:value-type="string">
            <text:p text:style-name="P8"><text:span text:style-name="T3">jsCode</text:span></text:p>
          </table:table-cell>
          <table:table-cell table:style-name="Table1.B1" office:value-type="string">
            <text:p text:style-name="P8"><text:span text:style-name="T4">Code JavaScript direct à intégrer pour le bon fonctionnement de l'objet</text:span></text:p>
          </table:table-cell>
        </table:table-row>
        <table:table-row table:style-name="Table1.1">
          <table:table-cell table:style-name="Table1.A6" office:value-type="string">
            <text:p text:style-name="P8"><text:span text:style-name="T3">css</text:span></text:p>
          </table:table-cell>
          <table:table-cell table:style-name="Table1.B6" office:value-type="string">
            <text:p text:style-name="P8"><text:span text:style-name="T4">Tableau contenant les références aux fichiers feuille de styles à utiliser pour la bonne présentation de l'objet. Pour chaque occurrence du tableau : chemin d'accès + nom du fichier, booléen signalant si l'on doit prendre on non le dit fichier, clé d'accès : nom du fichier (</text:span><text:span text:style-name="T16">non fonctionnel</text:span><text:span text:style-name="T4">)</text:span></text:p>
          </table:table-cell>
        </table:table-row>
        <table:table-row table:style-name="Table1.1">
          <table:table-cell table:style-name="Table1.A1" office:value-type="string">
            <text:p text:style-name="P8"><text:span text:style-name="T3">cssCode</text:span></text:p>
          </table:table-cell>
          <table:table-cell table:style-name="Table1.B1" office:value-type="string">
            <text:p text:style-name="P8"><text:span text:style-name="T4">Code CSS direct à intégrer <text:s/>pour la bonne présentation de l'objet</text:span></text:p>
          </table:table-cell>
        </table:table-row>
      </table:table>
      <text:p text:style-name="P4"><text:soft-page-break/><text:span text:style-name="T4">La notion d'affichage est mise systématiquement, afin de permettre plus facilement d'afficher ou cacher certain objet rapidement. Les notions utilisées sont :</text:span></text:p>
      <text:p text:style-name="P8"><text:span text:style-name="T19">DISPLAY_NONE <text:s text:c="3"/></text:span><text:span text:style-name="T11">= </text:span><text:span text:style-name="T21">'none'</text:span><text:span text:style-name="T11">;<text:tab/><text:tab/>=&gt; caché</text:span></text:p>
      <text:p text:style-name="P8"><text:span text:style-name="T19">DISPLAY_BLOCK <text:s text:c="2"/></text:span><text:span text:style-name="T11">= </text:span><text:span text:style-name="T21">'block'</text:span><text:span text:style-name="T11">;<text:tab/><text:tab/>=&gt; affichage mode bloc</text:span></text:p>
      <text:p text:style-name="P8"><text:span text:style-name="T19">DISPLAY_INLINE <text:s/></text:span><text:span text:style-name="T11">= </text:span><text:span text:style-name="T21">'inline'</text:span><text:span text:style-name="T11">;<text:tab/><text:tab/>=&gt; affichage mode insertion</text:span></text:p>
      <text:p text:style-name="P13"><text:span text:style-name="T19">DISPLAY_INBLOCK </text:span><text:span text:style-name="T11">= </text:span><text:span text:style-name="T21">'inline-block'</text:span><text:span text:style-name="T11">;<text:tab/>=&gt; affichage mixte insertion - bloc</text:span></text:p>
      <text:list xml:id="list52255393172318" text:continue-numbering="true" text:style-name="WWNum11">
        <text:list-item>
          <text:list>
            <text:list-item>
              <text:p text:style-name="P42"><text:bookmark text:name="_3znysh7"/>Méthodes de l'objet</text:p>
              <text:list>
                <text:list-item>
                  <text:p text:style-name="P44"><text:bookmark text:name="_2et92p0"/>Le constructeur</text:p>
                </text:list-item>
              </text:list>
            </text:list-item>
          </text:list>
        </text:list-item>
      </text:list>
      <text:p text:style-name="P4"><text:span text:style-name="T4">Cette méthode magique dans la programmation Php orienté objet va nous permettre de mettre en place le cadre général des attributs de chaque objet au travers d'un fichier de configuration. Ce fichier sera un fichier XML, au regard de la facilité qu'a Php à le transformer en un tableau associatif. Pour ne pas avoir à coder autre chose que la récupération du fichier XML, sa transformation en tableau associatif, l'affectation à la clé 'id' de l'identifiant de l'objet transmis pour sa création avant d'aboutir à la sérialisation du tableau pour le stocker dans l'attribut physique 'properties', le dit fichier de configuration contiendra l'ensemble des attribut de base du dit objet, inclus les attribut de l'objet </text:span><text:span text:style-name="T3">OObject</text:span><text:span text:style-name="T4">. Ce fichier pourra faire également l'initialisation de certain attributs avec une valeur prise ici par défaut.</text:span></text:p>
      <text:p text:style-name="P8"><text:span text:style-name="T4">Les constructeurs des objets hérités de OObject feront directement appel à ce derniers via la ligne :</text:span></text:p>
      <text:p text:style-name="P13"><text:span text:style-name="T22">parent</text:span><text:span text:style-name="T11">::</text:span><text:span text:style-name="T13">__construct</text:span><text:span text:style-name="T11">(</text:span><text:span text:style-name="T24">$id</text:span><text:span text:style-name="T11">, </text:span><text:span text:style-name="T24">$adrProperties</text:span><text:span text:style-name="T11">);</text:span></text:p>
      <text:p text:style-name="P8"><text:span text:style-name="T4">'$id' : identifiant unique donnée à l'objet,</text:span></text:p>
      <text:p text:style-name="P4"><text:span text:style-name="T4">'adrProperties' : chaîne contenant le chemin d'accès (partiel) au fichier XML de configuration de l'objet.</text:span></text:p>
      <text:p text:style-name="P4"><text:span text:style-name="T4">Pour assurer une construction et une initialisation homogène des attributs de l'objet, on passera par la méthode initProperties() qui reçoit en paramètre le tableau associatif issus de la transformation du fichier XML de configuration et tableau associatif.</text:span></text:p>
      <text:list xml:id="list52254407638200" text:continue-numbering="true" text:style-name="WWNum11">
        <text:list-item>
          <text:list>
            <text:list-item>
              <text:list>
                <text:list-item>
                  <text:p text:style-name="P44"><text:bookmark text:name="_tyjcwt"/>Méthode initProperties(array $arrayData)</text:p>
                </text:list-item>
              </text:list>
            </text:list-item>
          </text:list>
        </text:list-item>
      </text:list>
      <text:p text:style-name="P8"><text:span text:style-name="T4">Le but de cette méthode est double :</text:span></text:p>
      <text:list xml:id="list6800828242517223628" text:style-name="WWNum3">
        <text:list-item>
          <text:p text:style-name="P25"><text:span text:style-name="T4">assurer l'intialisation correcte de l'ensemble des attributs de l'objet : valeur, tableau, etc …,</text:span></text:p>
        </text:list-item>
        <text:list-item>
          <text:p text:style-name="P33"><text:span text:style-name="T4">mettre en session le tableau des attributs de l'objet sérilalisés en prenant le champs 'id' comme clé de sauvegarde.</text:span></text:p>
        </text:list-item>
      </text:list>
      <text:list xml:id="list52255603769560" text:continue-list="list52254407638200" text:style-name="WWNum11">
        <text:list-item>
          <text:list>
            <text:list-item>
              <text:list>
                <text:list-item>
                  <text:p text:style-name="P44"><text:bookmark text:name="_3dy6vkm"/>Méthode getProperties()</text:p>
                </text:list-item>
              </text:list>
            </text:list-item>
          </text:list>
        </text:list-item>
      </text:list>
      <text:p text:style-name="P4"><text:span text:style-name="T4">C'est la méthode qui va permettre de récupérer le tableau associatif des attributs afin de le restituer en retour.</text:span></text:p>
      <text:p text:style-name="P4"><text:span text:style-name="T4">Comme les attributs sont sauvegarder en session avec comme clé d'accès le champs 'id', cette méthode travaillera en 2 temps. En premier on récupère l'attribut physique de l'objet '</text:span><text:span text:style-name="T6">properties</text:span><text:span text:style-name="T4">' dans le seul but de connaître la valeur du champs 'id'. Puis avec la valeur du dit champs on récupère la valeur de l'attribut '</text:span><text:span text:style-name="T6">properties</text:span><text:span text:style-name="T4">' sauvegardé en session, et suivant le cas on dé-sérialise ou non cette valeur pour en obtenir le tableau associatif qui sera finalement restitué.</text:span></text:p>
      <text:p text:style-name="P4"><text:span text:style-name="T4">Dans le cas ou l'attribut physique '</text:span><text:span text:style-name="T6">properties</text:span><text:span text:style-name="T4">' n'existerai pas, la méthode retourne la valeur booléenne '</text:span><text:span text:style-name="T7">false</text:span><text:span text:style-name="T4">' (faux). Ceci ne devrait pas arriver, mais mieux vaut le prévoir qu'avoir le blocage du système.</text:span></text:p>
      <text:list xml:id="list52255274737120" text:continue-numbering="true" text:style-name="WWNum11">
        <text:list-item>
          <text:list>
            <text:list-item>
              <text:list>
                <text:list-item>
                  <text:p text:style-name="P44"><text:bookmark text:name="_1t3h5sf"/><text:soft-page-break/>Méthode setProperties(array $arrayPropert)</text:p>
                </text:list-item>
              </text:list>
            </text:list-item>
          </text:list>
        </text:list-item>
      </text:list>
      <text:p text:style-name="P4"><text:span text:style-name="T4">Méthode fondamentale dans la mise en œuvre des objets au travers de </text:span><text:span text:style-name="T3">G</text:span><text:span text:style-name="T4">.</text:span><text:span text:style-name="T3">O</text:span><text:span text:style-name="T4">.</text:span><text:span text:style-name="T3">T</text:span><text:span text:style-name="T4">.</text:span></text:p>
      <text:p text:style-name="P4"><text:span text:style-name="T4">Cette méthode vise à récupérer un tableau associatif (</text:span><text:span text:style-name="T3">$arrayPropert</text:span><text:span text:style-name="T4">) afin de le sauvegarder tout à la fois dans l'attribut physique '</text:span><text:span text:style-name="T6">properties</text:span><text:span text:style-name="T4">', comme en session avec comme clé le champs 'id'.</text:span></text:p>
      <text:list xml:id="list52254917210366" text:continue-numbering="true" text:style-name="WWNum11">
        <text:list-item>
          <text:list>
            <text:list-item>
              <text:list>
                <text:list-item>
                  <text:p text:style-name="P44"><text:bookmark text:name="_4d34og8"/>Méthode getId()</text:p>
                </text:list-item>
              </text:list>
            </text:list-item>
          </text:list>
        </text:list-item>
      </text:list>
      <text:p text:style-name="P4"><text:span text:style-name="T4">Méthode visant à restituer la valeur de l'attribut ayant pour clé 'id' dans le tableau associatif des attribut. Comme toute méthode visant à restituer ou manipuler les attributs de l'objet, elle commencera pas l'appel de la méthode </text:span><text:span text:style-name="T7">getProperties()</text:span><text:span text:style-name="T4">. Puis si l'attribut existe en tant que clé dans le tableau associatif, on en restituera la valeur, sinon la valeur booléenne '</text:span><text:span text:style-name="T7">false</text:span><text:span text:style-name="T4">' (faux) sera restituée.</text:span></text:p>
      <text:list xml:id="list52254424601077" text:continue-numbering="true" text:style-name="WWNum11">
        <text:list-item>
          <text:list>
            <text:list-item>
              <text:list>
                <text:list-item>
                  <text:p text:style-name="P44"><text:bookmark text:name="_2s8eyo1"/>Méthode setId($id)</text:p>
                </text:list-item>
              </text:list>
            </text:list-item>
          </text:list>
        </text:list-item>
      </text:list>
      <text:p text:style-name="P4"><text:span text:style-name="T4">Cette méthode est présente, même s'il ne devrait pas être possible de changer l'identifiant d'un objet. Elle sera sujette à disparaître dans le futur. Comme toute méthode visant à affecter une valeur à un attribut, elle commande par la méthode </text:span><text:span text:style-name="T7">getProperties()</text:span><text:span text:style-name="T4"> mise dans une variable </text:span><text:span text:style-name="T7">$properties</text:span><text:span text:style-name="T4">, et termine pas l'appel à la méthode </text:span><text:span text:style-name="T3">setProperties($properties)</text:span><text:span text:style-name="T4"> pour effectuer la sauvegarde finale des nouvelles valeurs. Entre temps, l'affectation ou la routine d'affectation de la nouvelle valeur sera codée.</text:span></text:p>
      <text:list xml:id="list52254579800816" text:continue-numbering="true" text:style-name="WWNum11">
        <text:list-item>
          <text:list>
            <text:list-item>
              <text:list>
                <text:list-item>
                  <text:p text:style-name="P44"><text:bookmark text:name="_17dp8vu"/>Méthode getDisplay()</text:p>
                </text:list-item>
              </text:list>
            </text:list-item>
          </text:list>
        </text:list-item>
      </text:list>
      <text:p text:style-name="P4"><text:span text:style-name="T4">Cette méthode vise à restituer le mode d'affichage de l'objet en s'appuyant sur les valeurs déterminées via les constantes décrites dans le paragraphe des propriétés.</text:span></text:p>
      <text:list xml:id="list52254478907674" text:continue-numbering="true" text:style-name="WWNum11">
        <text:list-item>
          <text:list>
            <text:list-item>
              <text:list>
                <text:list-item>
                  <text:p text:style-name="P44"><text:bookmark text:name="_3rdcrjn"/>Méthode setDisplay($display)</text:p>
                </text:list-item>
              </text:list>
            </text:list-item>
          </text:list>
        </text:list-item>
      </text:list>
      <text:p text:style-name="P4"><text:span text:style-name="T4">Méthode d'affectation du mode graphique d'affichage de l'objet. Ce mode donnée par la variable </text:span><text:span text:style-name="T3">$display</text:span><text:span text:style-name="T4"> est comparé à l'ensemble des modes existant. Dans le cas ou le mode demandé ne fait pas parti des modes autorisés, ce dernier sera forcé au mode </text:span><text:span text:style-name="T25">DISPLAY_BLOCK</text:span><text:span text:style-name="T11">.</text:span></text:p>
      <text:list xml:id="list52255424783752" text:continue-numbering="true" text:style-name="WWNum11">
        <text:list-item>
          <text:list>
            <text:list-item>
              <text:list>
                <text:list-item>
                  <text:p text:style-name="P44"><text:bookmark text:name="_26in1rg"/>Méthode getWidthBT()</text:p>
                </text:list-item>
              </text:list>
            </text:list-item>
          </text:list>
        </text:list-item>
      </text:list>
      <text:p text:style-name="P4"><text:span text:style-name="T4">Restitue la valeur affecté à la largeur de l'objet dans le cadre de la mise en œuvre de Bootstrap Twitter. Par définition, cette valeur varie de 0 à 12 maximum.</text:span></text:p>
      <text:list xml:id="list52254563746691" text:continue-numbering="true" text:style-name="WWNum11">
        <text:list-item>
          <text:list>
            <text:list-item>
              <text:list>
                <text:list-item>
                  <text:p text:style-name="P44"><text:bookmark text:name="_lnxbz9"/>Méthode setWidthBT($widthBT)</text:p>
                </text:list-item>
              </text:list>
            </text:list-item>
          </text:list>
        </text:list-item>
      </text:list>
      <text:p text:style-name="P4"><text:span text:style-name="T4">Méthode d'affectation de la largeur de l'objet dans le cadre de la mise en œuvre de Bootstrap Twitter. Après vérification que la valeur fournie, </text:span><text:span text:style-name="T3">$widthBT</text:span><text:span text:style-name="T4">, est comprise entre 0 et 12 inclus, affectation de cette dernière. En cas de valeur inférieure à la limite base, elle est initialisée à 0, et supérieure à la limite haute, à 12.</text:span></text:p>
      <text:list xml:id="list52255547877690" text:continue-numbering="true" text:style-name="WWNum11">
        <text:list-item>
          <text:list>
            <text:list-item>
              <text:list>
                <text:list-item>
                  <text:p text:style-name="P44"><text:bookmark text:name="_35nkun2"/>Méthode getObject()</text:p>
                </text:list-item>
              </text:list>
            </text:list-item>
          </text:list>
        </text:list-item>
      </text:list>
      <text:p text:style-name="P4"><text:span text:style-name="T4">Restitue la valeur du tableau associatif 'properties' ayant pour clé '</text:span><text:span text:style-name="T6">object</text:span><text:span text:style-name="T4">', c'est à dire le nom de la classe ayant été utilisée pour construire le dit objet.</text:span></text:p>
      <text:p text:style-name="P4"><text:span text:style-name="T4">Pas de méthode pour affecter cette données, elle est déterminée obligatoirement dans le fichier de configuration de l'objet.</text:span></text:p>
      <text:list xml:id="list52253765225369" text:continue-numbering="true" text:style-name="WWNum11">
        <text:list-item>
          <text:list>
            <text:list-item>
              <text:list>
                <text:list-item>
                  <text:p text:style-name="P44"><text:bookmark text:name="_1ksv4uv"/>Méthode getTypObj()</text:p>
                </text:list-item>
              </text:list>
            </text:list-item>
          </text:list>
        </text:list-item>
      </text:list>
      <text:p text:style-name="P4"><text:span text:style-name="T4">Restitue la valeur du tableau associatif 'properties' ayant pour clé '</text:span><text:span text:style-name="T6">typObj</text:span><text:span text:style-name="T4">', c'est à dire le type d'objet : contenant (</text:span><text:span text:style-name="T3">OSContainer</text:span><text:span text:style-name="T4">) ou contenu (</text:span><text:span text:style-name="T3">ODContent</text:span><text:span text:style-name="T4">).</text:span></text:p>
      <text:p text:style-name="P4"><text:span text:style-name="T4">Pas de méthode pour affecter cette données, elle est déterminée obligatoirement dans le fichier de configuration de l'objet.</text:span></text:p>
      <text:list xml:id="list52254571571870" text:continue-numbering="true" text:style-name="WWNum11">
        <text:list-item>
          <text:list>
            <text:list-item>
              <text:list>
                <text:list-item>
                  <text:p text:style-name="P44"><text:bookmark text:name="_44sinio"/><text:soft-page-break/>Méthode getCssCode()</text:p>
                </text:list-item>
              </text:list>
            </text:list-item>
          </text:list>
        </text:list-item>
      </text:list>
      <text:p text:style-name="P4"><text:span text:style-name="T4">Méthode qui restitue le code CSS brut, hors tout fichier, affectant la présentation de l'objet.</text:span></text:p>
      <text:list xml:id="list52254242318503" text:continue-numbering="true" text:style-name="WWNum11">
        <text:list-item>
          <text:list>
            <text:list-item>
              <text:list>
                <text:list-item>
                  <text:p text:style-name="P44"><text:bookmark text:name="_2jxsxqh"/>Méthode addCssCode($cssCode)</text:p>
                </text:list-item>
              </text:list>
            </text:list-item>
          </text:list>
        </text:list-item>
      </text:list>
      <text:p text:style-name="P4"><text:span text:style-name="T4">Méthode visant à ajouter au code CSS brut existant pour l'objet le contenu de la chaîne </text:span><text:span text:style-name="T7">$cssCode</text:span><text:span text:style-name="T4">. Dans le cas ou il n'y avait pas de code CSS brut, </text:span><text:span text:style-name="T3">$cssCode</text:span><text:span text:style-name="T4"> devient le code CSS brut de l'objet. Ce code est mis entre balise HTML style avant le code de l'objet proprement dit.</text:span></text:p>
      <text:list xml:id="list52255679735037" text:continue-numbering="true" text:style-name="WWNum11">
        <text:list-item>
          <text:list>
            <text:list-item>
              <text:list>
                <text:list-item>
                  <text:p text:style-name="P44"><text:bookmark text:name="_z337ya"/>Méthode setCssCode($cssCode)</text:p>
                </text:list-item>
              </text:list>
            </text:list-item>
          </text:list>
        </text:list-item>
      </text:list>
      <text:p text:style-name="P4"><text:span text:style-name="T4">Méthode affectant le contenu de la chaîne </text:span><text:span text:style-name="T7">$cssCode</text:span><text:span text:style-name="T4"> comme code CSS brut de l'objet.</text:span></text:p>
      <text:list xml:id="list52254229340140" text:continue-numbering="true" text:style-name="WWNum11">
        <text:list-item>
          <text:list>
            <text:list-item>
              <text:list>
                <text:list-item>
                  <text:p text:style-name="P44"><text:bookmark text:name="_3j2qqm3"/>Méthodes de gestion des fichiers CSS de l'objet</text:p>
                </text:list-item>
              </text:list>
            </text:list-item>
          </text:list>
        </text:list-item>
      </text:list>
      <text:p text:style-name="P4"><text:span text:style-name="T4">On va gérer une liste de références à des fichiers de feuilles de styles utiles pour la mise en œuvre et le bon fonctionnement de l'objet. Ces fichiers seront complétés par les fichiers spécifiques à la page, à l'application.</text:span></text:p>
      <text:list xml:id="list52253990415361" text:continue-numbering="true" text:style-name="WWNum11">
        <text:list-item>
          <text:list>
            <text:list-item>
              <text:list>
                <text:list-item>
                  <text:list>
                    <text:list-item>
                      <text:p text:style-name="P46"><text:bookmark text:name="_1y810tw"/>Méthode addCss($cssName, $cssPath)</text:p>
                    </text:list-item>
                  </text:list>
                </text:list-item>
              </text:list>
            </text:list-item>
          </text:list>
        </text:list-item>
      </text:list>
      <text:p text:style-name="P4"><text:span text:style-name="T4">Méthode visant à ajouter une nouvelle référence dans le tableau des feuilles de styles nécessaires à l'objet. Le tableau créé et stocké dans le tableau associatif 'properties' sous la clé '</text:span><text:span text:style-name="T6">css</text:span><text:span text:style-name="T4">' aura pour format d'occurrence :</text:span></text:p>
      <text:p text:style-name="P4"><text:span text:style-name="T4">clé d'accès : </text:span><text:span text:style-name="T7">$cssName</text:span><text:span text:style-name="T4">, tableau à 2 entrées : '</text:span><text:span text:style-name="T6">path</text:span><text:span text:style-name="T4">' = </text:span><text:span text:style-name="T7">$cssPath</text:span><text:span text:style-name="T4"> + </text:span><text:span text:style-name="T7">$cssName</text:span><text:span text:style-name="T4"> (chemin et nom du fichier) et '</text:span><text:span text:style-name="T6">enable</text:span><text:span text:style-name="T4">' mis à '</text:span><text:span text:style-name="T7">true</text:span><text:span text:style-name="T4">' (VRAI) au moment de l'ajout (à prendre comme fichier actif).</text:span></text:p>
      <text:list xml:id="list52255325190940" text:continue-numbering="true" text:style-name="WWNum11">
        <text:list-item>
          <text:list>
            <text:list-item>
              <text:list>
                <text:list-item>
                  <text:list>
                    <text:list-item>
                      <text:p text:style-name="P46"><text:bookmark text:name="_4i7ojhp"/>Méthode rmCss($cssName)</text:p>
                    </text:list-item>
                  </text:list>
                </text:list-item>
              </text:list>
            </text:list-item>
          </text:list>
        </text:list-item>
      </text:list>
      <text:p text:style-name="P4"><text:span text:style-name="T4">Méthode supprimant dans le tableau associatif ayant pour clé '</text:span><text:span text:style-name="T6">css</text:span><text:span text:style-name="T4">' dans 'properties', de l'occurrence ayant pour clé </text:span><text:span text:style-name="T7">$cssName. La</text:span><text:span text:style-name="T4"> méthode retournera '</text:span><text:span text:style-name="T7">true</text:span><text:span text:style-name="T4">' ( VRAI) si la suppression a été faite, '</text:span><text:span text:style-name="T7">false</text:span><text:span text:style-name="T4">' (FAUX) dans tout cas contraire.</text:span></text:p>
      <text:list xml:id="list52255628972227" text:continue-numbering="true" text:style-name="WWNum11">
        <text:list-item>
          <text:list>
            <text:list-item>
              <text:list>
                <text:list-item>
                  <text:list>
                    <text:list-item>
                      <text:p text:style-name="P46"><text:bookmark text:name="_2xcytpi"/>Méthode hasCss($cssName)</text:p>
                    </text:list-item>
                  </text:list>
                </text:list-item>
              </text:list>
            </text:list-item>
          </text:list>
        </text:list-item>
      </text:list>
      <text:p text:style-name="P4"><text:span text:style-name="T4">Méthode de vérification de l'entrée ayant pour clé </text:span><text:span text:style-name="T7">$cssName</text:span><text:span text:style-name="T4"> dans le tableau associatif ayant pour clé '</text:span><text:span text:style-name="T6">css</text:span><text:span text:style-name="T4">' dans 'properties'. La valeur retournée est '</text:span><text:span text:style-name="T7">true</text:span><text:span text:style-name="T4">' (VRAI) si l'entrée existe, sinon '</text:span><text:span text:style-name="T7">false</text:span><text:span text:style-name="T4">' (FAUX).</text:span></text:p>
      <text:list xml:id="list52254091175548" text:continue-numbering="true" text:style-name="WWNum11">
        <text:list-item>
          <text:list>
            <text:list-item>
              <text:list>
                <text:list-item>
                  <text:list>
                    <text:list-item>
                      <text:p text:style-name="P46"><text:bookmark text:name="_1ci93xb"/>Méthodes enaCss($cssName) / disCss($cssName)</text:p>
                    </text:list-item>
                  </text:list>
                </text:list-item>
              </text:list>
            </text:list-item>
          </text:list>
        </text:list-item>
      </text:list>
      <text:p text:style-name="P4"><text:span text:style-name="T4">Ces méthodes vise à activer ou désactiver l'utilisation d'un fichier CSS en changeant la valeur de l'entrée ayant pour clé '</text:span><text:span text:style-name="T6">enable</text:span><text:span text:style-name="T4">' : '</text:span><text:span text:style-name="T7">true</text:span><text:span text:style-name="T4">' / '</text:span><text:span text:style-name="T7">false</text:span><text:span text:style-name="T4">' pour l'entrée de clé </text:span><text:span text:style-name="T7">$cssName</text:span><text:span text:style-name="T4"> du tableau associatif ayant pour clé '</text:span><text:span text:style-name="T6">css</text:span><text:span text:style-name="T4">' dans 'properties'.</text:span></text:p>
      <text:p text:style-name="P4"><text:span text:style-name="T4">Les méthodes retourneront '</text:span><text:span text:style-name="T7">true</text:span><text:span text:style-name="T4">' (VRAI) si l'opération a pu être réalisée, 'false' (FAUX) dans tout cas contraire.</text:span></text:p>
      <text:list xml:id="list52255223970788" text:continue-numbering="true" text:style-name="WWNum11">
        <text:list-item>
          <text:list>
            <text:list-item>
              <text:list>
                <text:list-item>
                  <text:p text:style-name="P44"><text:bookmark text:name="_3whwml4"/>Méthode getJsCode()</text:p>
                </text:list-item>
              </text:list>
            </text:list-item>
          </text:list>
        </text:list-item>
      </text:list>
      <text:p text:style-name="P4"><text:span text:style-name="T4">Méthode qui restitue le code JavaScript brut, hors tout fichier, affectant la présentation de l'objet.</text:span></text:p>
      <text:list xml:id="list52254385305635" text:continue-numbering="true" text:style-name="WWNum11">
        <text:list-item>
          <text:list>
            <text:list-item>
              <text:list>
                <text:list-item>
                  <text:p text:style-name="P44"><text:bookmark text:name="_2bn6wsx"/>Méthode addJsCode($jsCode)</text:p>
                </text:list-item>
              </text:list>
            </text:list-item>
          </text:list>
        </text:list-item>
      </text:list>
      <text:p text:style-name="P4"><text:soft-page-break/><text:span text:style-name="T4">Méthode visant à ajouter au code JavaScript brut existant pour l'objet le contenu de la chaîne </text:span><text:span text:style-name="T7">$jsCode</text:span><text:span text:style-name="T4">. Dans le cas ou il n'y avait pas de code JavaScript brut, </text:span><text:span text:style-name="T3">$jsCode</text:span><text:span text:style-name="T4"> devient le code JavaScript brut de l'objet. Le code sera mis entre balise HTML script juste après le code de l'objet proprement dit.</text:span></text:p>
      <text:list xml:id="list52255371526962" text:continue-numbering="true" text:style-name="WWNum11">
        <text:list-item>
          <text:list>
            <text:list-item>
              <text:list>
                <text:list-item>
                  <text:p text:style-name="P44"><text:bookmark text:name="_qsh70q"/>Méthode setJsCode($jsCode)</text:p>
                </text:list-item>
              </text:list>
            </text:list-item>
          </text:list>
        </text:list-item>
      </text:list>
      <text:p text:style-name="P4"><text:span text:style-name="T4">Méthode affectant le contenu de la chaîne </text:span><text:span text:style-name="T7">$jsCode</text:span><text:span text:style-name="T4"> comme code JavaScript brut de l'objet.</text:span></text:p>
      <text:list xml:id="list52255649279872" text:continue-numbering="true" text:style-name="WWNum11">
        <text:list-item>
          <text:list>
            <text:list-item>
              <text:list>
                <text:list-item>
                  <text:p text:style-name="P44"><text:bookmark text:name="_3as4poj"/>Méthodes de gestion des fichiers JavaScript de l'objet</text:p>
                </text:list-item>
              </text:list>
            </text:list-item>
          </text:list>
        </text:list-item>
      </text:list>
      <text:p text:style-name="P4"><text:span text:style-name="T4">On va gérer une liste de référence à des fichiers JavaScript utiles pour la mise en œuvre et le bon fonctionnement de l'objet. Ces fichiers seront complétés par les fichiers spécifiques à la page, à l'application.</text:span></text:p>
      <text:list xml:id="list52255283561955" text:continue-numbering="true" text:style-name="WWNum11">
        <text:list-item>
          <text:list>
            <text:list-item>
              <text:list>
                <text:list-item>
                  <text:list>
                    <text:list-item>
                      <text:p text:style-name="P46"><text:bookmark text:name="_1pxezwc"/>Méthode addJs($jsName, $jsPath)</text:p>
                    </text:list-item>
                  </text:list>
                </text:list-item>
              </text:list>
            </text:list-item>
          </text:list>
        </text:list-item>
      </text:list>
      <text:p text:style-name="P4"><text:span text:style-name="T4">Méthode visant à ajouter une nouvelle référence dans le tableau des fichiers JavaScript nécessaires à l'objet. Le tableau crée et stocké dans le tableau associatif 'properties' sous la clé '</text:span><text:span text:style-name="T6">js</text:span><text:span text:style-name="T4">' aura pour format d'occurrence :</text:span></text:p>
      <text:p text:style-name="P4"><text:span text:style-name="T4">clé d'accès : </text:span><text:span text:style-name="T7">$jsName</text:span><text:span text:style-name="T4">, tableau à 2 entrées : '</text:span><text:span text:style-name="T6">path</text:span><text:span text:style-name="T4">' = </text:span><text:span text:style-name="T7">$jsPath</text:span><text:span text:style-name="T4"> + </text:span><text:span text:style-name="T7">$jsName</text:span><text:span text:style-name="T4"> (chemin et nom du fichier) et '</text:span><text:span text:style-name="T6">enable</text:span><text:span text:style-name="T4">' mis à '</text:span><text:span text:style-name="T7">true</text:span><text:span text:style-name="T4">' (VRAI) au moment de l'ajout (à prendre comme fichier actif).</text:span></text:p>
      <text:list xml:id="list52253949676918" text:continue-numbering="true" text:style-name="WWNum11">
        <text:list-item>
          <text:list>
            <text:list-item>
              <text:list>
                <text:list-item>
                  <text:list>
                    <text:list-item>
                      <text:p text:style-name="P46"><text:bookmark text:name="_49x2ik5"/>Méthode rmJs($jsName)</text:p>
                    </text:list-item>
                  </text:list>
                </text:list-item>
              </text:list>
            </text:list-item>
          </text:list>
        </text:list-item>
      </text:list>
      <text:p text:style-name="P4"><text:span text:style-name="T4">Méthode supprimant dans le tableau associatif ayant pour clé 'j</text:span><text:span text:style-name="T6">s</text:span><text:span text:style-name="T4">' dans 'properties', de l'occurrence ayant pour clé </text:span><text:span text:style-name="T7">$jsName</text:span><text:span text:style-name="T4">. Cette méthode retournera '</text:span><text:span text:style-name="T7">true</text:span><text:span text:style-name="T4">' (VRAI) si la suppression a pu être faite, '</text:span><text:span text:style-name="T7">false</text:span><text:span text:style-name="T4">' (FAUX) dans tout autre cas.</text:span></text:p>
      <text:list xml:id="list52253846960166" text:continue-numbering="true" text:style-name="WWNum11">
        <text:list-item>
          <text:list>
            <text:list-item>
              <text:list>
                <text:list-item>
                  <text:list>
                    <text:list-item>
                      <text:p text:style-name="P46"><text:bookmark text:name="_2p2csry"/>Méthode hasJs($jsName)</text:p>
                    </text:list-item>
                  </text:list>
                </text:list-item>
              </text:list>
            </text:list-item>
          </text:list>
        </text:list-item>
      </text:list>
      <text:p text:style-name="P4"><text:span text:style-name="T4">Méthode de vérification de l'entrée ayant pour clé </text:span><text:span text:style-name="T7">$jsName</text:span><text:span text:style-name="T4"> dans le tableau associatif ayant pour clé '</text:span><text:span text:style-name="T6">js</text:span><text:span text:style-name="T4">' dans 'properties'. La valeur retournée est '</text:span><text:span text:style-name="T7">true</text:span><text:span text:style-name="T4">' (VRAI) si l'entrée existe, sinon '</text:span><text:span text:style-name="T7">false</text:span><text:span text:style-name="T4">' (FAUX).</text:span></text:p>
      <text:list xml:id="list52255587894886" text:continue-numbering="true" text:style-name="WWNum11">
        <text:list-item>
          <text:list>
            <text:list-item>
              <text:list>
                <text:list-item>
                  <text:list>
                    <text:list-item>
                      <text:p text:style-name="P46"><text:bookmark text:name="_147n2zr"/>Méthodes enaJs($jsName) / disJs($jsName)</text:p>
                    </text:list-item>
                  </text:list>
                </text:list-item>
              </text:list>
            </text:list-item>
          </text:list>
        </text:list-item>
      </text:list>
      <text:p text:style-name="P4"><text:span text:style-name="T4">Ces méthodes vise à activer ou désactiver l'utilisation d'un fichier JavaScript en changeant la valeur de l'entrée ayant pour clé '</text:span><text:span text:style-name="T6">enable</text:span><text:span text:style-name="T4">' : '</text:span><text:span text:style-name="T7">true</text:span><text:span text:style-name="T4">' / '</text:span><text:span text:style-name="T7">false</text:span><text:span text:style-name="T4">' pour l'entrée de clé </text:span><text:span text:style-name="T7">$jsName</text:span><text:span text:style-name="T4"> du tableau associatif ayant pour clé 'j</text:span><text:span text:style-name="T6">s</text:span><text:span text:style-name="T4">' dans 'properties'.</text:span></text:p>
      <text:p text:style-name="P4"><text:span text:style-name="T4">Ces méthodes retourneront '</text:span><text:span text:style-name="T7">true</text:span><text:span text:style-name="T4">' (VRAI) si l'opération a été faite, '</text:span><text:span text:style-name="T7">false</text:span><text:span text:style-name="T4">' (FAUX) pour tout autre cas.</text:span></text:p>
      <text:list xml:id="list52254136265937" text:continue-numbering="true" text:style-name="WWNum11">
        <text:list-item>
          <text:list>
            <text:list-item>
              <text:p text:style-name="P42"><text:bookmark text:name="_3o7alnk"/><text:span text:style-name="T31">Impact sur le template de l'objet, code HTML – code JavaScript</text:span></text:p>
            </text:list-item>
          </text:list>
        </text:list-item>
      </text:list>
      <text:p text:style-name="P4"><text:span text:style-name="T4">La mise en place des différentes méthodes et attributs sur chaque objet aura un impact sur tout la fois sur le codage des modules permettant d'agréger et faire la représentation de l'objet, que sur le code HTML et JavaScript devant être mis en place.</text:span></text:p>
      <text:list xml:id="list52254101903438" text:continue-numbering="true" text:style-name="WWNum11">
        <text:list-item>
          <text:list>
            <text:list-item>
              <text:list>
                <text:list-item>
                  <text:p text:style-name="P44"><text:bookmark text:name="_23ckvvd"/><text:span text:style-name="T31">Gestion des objets : service et contrôleur</text:span></text:p>
                </text:list-item>
              </text:list>
            </text:list-item>
          </text:list>
        </text:list-item>
      </text:list>
      <text:p text:style-name="P4"><text:span text:style-name="T7">Graphic Object Templating </text:span><text:span text:style-name="T4">est avant tout une extension à un framework (dans un premier temps au framework Symfony version 2.x) et sera accessible aux autres modules de votre site, application au travers d'un service : </text:span><text:span text:style-name="T23">got_controller.manageObject</text:span><text:span text:style-name="T4">.</text:span></text:p>
      <text:p text:style-name="P4"><text:span text:style-name="T4">Ce service fera référence à un classe </text:span><text:span text:style-name="T12">GraphicObjectsTemplating\GOTBundle\Objects\ManageObject</text:span><text:span text:style-name="T14"> </text:span><text:span text:style-name="T4">qui aura pour but d'assurer l'interface entre votre application et le moteur de rendu d'objet. Elle prendra en paramètre le moteur de rendu de page TWIG (environnement Symfony oblige) pour la prise en charge de la partie purement rendu HTML des différents objets.</text:span></text:p>
      <text:p text:style-name="P4"><text:span text:style-name="T4">Le contrôleur </text:span><text:span text:style-name="T12">GraphicObjectsTemplating\GOTBundle\Controller\ManageObjectController</text:span><text:span text:style-name="T14"> </text:span><text:span text:style-name="T4">aura pour but d'assurer certaines fonctions internes au moteur </text:span><text:span text:style-name="T7">G.O.T.</text:span><text:span text:style-name="T4">, comme la persistance de données dans certains cas.</text:span></text:p>
      <text:list xml:id="list52254384938102" text:continue-numbering="true" text:style-name="WWNum11">
        <text:list-item>
          <text:list>
            <text:list-item>
              <text:list>
                <text:list-item>
                  <text:p text:style-name="P44"><text:bookmark text:name="_ihv636"/><text:soft-page-break/><text:span text:style-name="T31">Gestion des objets : service <text:s/></text:span><text:span text:style-name="T32">got_controller.manageObject</text:span></text:p>
                </text:list-item>
              </text:list>
            </text:list-item>
          </text:list>
        </text:list-item>
      </text:list>
      <text:p text:style-name="P4"><text:span text:style-name="T4">C'est la classe </text:span><text:span text:style-name="T12">GraphicObjectsTemplating\GOTBundle\Objects\ManageObject</text:span><text:span text:style-name="T14"> </text:span><text:span text:style-name="T4">qui assurera les principales fonctions du service.</text:span></text:p>
      <text:p text:style-name="P8"><text:span text:style-name="T4">Pour le moment, cette classe n'abrite que 2 méthodes :</text:span></text:p>
      <text:list xml:id="list145477150368378373" text:style-name="WWNum4">
        <text:list-item>
          <text:p text:style-name="P26"><text:span text:style-name="T7">buildObject($id, array $properties)</text:span><text:span text:style-name="T4"> : reconstruction d'un objet à partir de ces attributs,</text:span></text:p>
        </text:list-item>
        <text:list-item>
          <text:p text:style-name="P34"><text:span text:style-name="T18">renderObject($obj)</text:span><text:span text:style-name="T4"> : méthode assurant le rendu HTML, JavaScript d'un objet.</text:span></text:p>
        </text:list-item>
      </text:list>
      <text:p text:style-name="P4"><text:span text:style-name="T4">La méthode </text:span><text:span text:style-name="T18">renderObject($obj) </text:span><text:span text:style-name="T4">permettra de faire tout à la fois le rendu HTML / JavaScript de l'objet, mais également donnera l'ensemble des fichiers CSS et JavaScript à inclure dans l'entête HTML de page (header).</text:span></text:p>
      <text:p text:style-name="P8"><text:span text:style-name="T4">La méthode </text:span><text:span text:style-name="T18">renderObject($obj) </text:span><text:span text:style-name="T4">restituera un tableau ayant plusieurs entrées :</text:span></text:p>
      <text:list xml:id="list4867127000353537099" text:style-name="WWNum6">
        <text:list-item>
          <text:p text:style-name="P40"><text:span text:style-name="T4">'</text:span><text:span text:style-name="T3">html</text:span><text:span text:style-name="T4">'<text:tab/>: code HTML proprement dit à afficher,</text:span></text:p>
        </text:list-item>
        <text:list-item>
          <text:p text:style-name="P40"><text:span text:style-name="T4">'</text:span><text:span text:style-name="T3">css</text:span><text:span text:style-name="T4">'<text:tab/>: tableau de l'ensemble des fichiers CSS à intégrer pour le fonctionnement de l'objet,</text:span></text:p>
        </text:list-item>
        <text:list-item>
          <text:p text:style-name="P41"><text:span text:style-name="T4">'</text:span><text:span text:style-name="T3">js</text:span><text:span text:style-name="T4">'<text:tab/>: tableau de l'ensemble des fichiers JavaScript à intégrer pour le fonctionnement de l'objet.</text:span></text:p>
        </text:list-item>
      </text:list>
      <text:p text:style-name="P4"><text:span text:style-name="T4">Remarque : seul les objets finaux enfants contenus ou contenant auront des templates de présentation HTML / JavaScript. De fait la classe </text:span><text:span text:style-name="T3">OObject</text:span><text:span text:style-name="T4"> n'en aura pas, comme les classes mères des objets contenus données et contenant.</text:span></text:p>
      <text:list xml:id="list52254936638885" text:continue-list="list52254384938102" text:style-name="WWNum11">
        <text:list-item>
          <text:list>
            <text:list-item>
              <text:list>
                <text:list-item>
                  <text:p text:style-name="P44"><text:bookmark text:name="_32hioqz"/><text:span text:style-name="T31">Gestion des objets : contrôler <text:s/></text:span><text:span text:style-name="T33">ManageObjectController</text:span></text:p>
                </text:list-item>
              </text:list>
            </text:list-item>
          </text:list>
        </text:list-item>
      </text:list>
      <text:p text:style-name="P4"><text:span text:style-name="T4">Ce contrôleur ne sera présent que pour permettre de régler certaines questions de persistance des données sur le serveurs, voir d'autres actions suivant l'évolution du projet.</text:span></text:p>
      <text:list xml:id="list52254244718574" text:continue-numbering="true" text:style-name="WWNum11">
        <text:list-item>
          <text:p text:style-name="P49"><text:bookmark text:name="_1hmsyys"/>Classe d'objet – ODContent : Object Data Content</text:p>
        </text:list-item>
      </text:list>
      <text:p text:style-name="P4"><text:span text:style-name="T4">Première classe à hériter de l'objet </text:span><text:span text:style-name="T3">OObject</text:span><text:span text:style-name="T4">. Comme la décomposition du nom l'indique, cette classe sera le tronc commun de l'ensemble des classe visant à stocker, permettre la saisie, la modification de données de valeurs.</text:span></text:p>
      <text:p text:style-name="P4"><text:span text:style-name="T4">En prenant le postulat de l'interactivité totale des pages ou bouts de page créés avec </text:span><text:span text:style-name="T7">Graphic Objects Templating</text:span><text:span text:style-name="T4">, on aboutit à dire que tout objet contenant de la donnée peut être un des éléments d'un formulaire ou non. De ce fait on doit avoir la possibilité de grouper ces champs objets autour d'un supra-contenant de type formulaire. Il en découle également le besoin de nomage des dits champs objets.</text:span></text:p>
      <text:list xml:id="list52254092294469" text:continue-numbering="true" text:style-name="WWNum11">
        <text:list-item>
          <text:list>
            <text:list-item>
              <text:p text:style-name="P43"><text:bookmark text:name="_41mghml"/><text:span text:style-name="T26">Propriétés – Attributs de l'objet</text:span></text:p>
            </text:list-item>
          </text:list>
        </text:list-item>
      </text:list>
      <text:p text:style-name="P5"><text:span text:style-name="T4">On part que l'objet </text:span><text:span text:style-name="T3">ODContent</text:span><text:span text:style-name="T4"> hérite des attributs de l'objet </text:span><text:span text:style-name="T3">OObject</text:span><text:span text:style-name="T4"> en premier lieu, avant d'avoir ces attributs spécifiques. On ne nommera et décrira ici et à chaque fois que les attributs spécifiques de l'objet décrit.</text:span></text:p>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3">name</text:span></text:p>
          </table:table-cell>
          <table:table-cell table:style-name="Table2.B1" office:value-type="string">
            <text:p text:style-name="P8"><text:span text:style-name="T4">Nom affecté à l'objet, il est généralement identique à l'identifiant, mais peut en différer, il n'est pas forcément unique</text:span></text:p>
          </table:table-cell>
        </table:table-row>
        <table:table-row table:style-name="Table2.1">
          <table:table-cell table:style-name="Table2.A1" office:value-type="string">
            <text:p text:style-name="P8"><text:span text:style-name="T3">value</text:span></text:p>
          </table:table-cell>
          <table:table-cell table:style-name="Table2.B1" office:value-type="string">
            <text:p text:style-name="P8"><text:span text:style-name="T4">Valeur contenu par l'objet qui peut être renseigné ou acquise pendant la vie de l'objet</text:span></text:p>
          </table:table-cell>
        </table:table-row>
        <table:table-row table:style-name="Table2.1">
          <table:table-cell table:style-name="Table2.A1" office:value-type="string">
            <text:p text:style-name="P8"><text:span text:style-name="T3">form</text:span></text:p>
          </table:table-cell>
          <table:table-cell table:style-name="Table2.B1" office:value-type="string">
            <text:p text:style-name="P8"><text:span text:style-name="T4">Chaîne de caractère contenant un identifiant de regroupement de valeur.</text:span></text:p>
          </table:table-cell>
        </table:table-row>
      </table:table>
      <text:list xml:id="list52254032828427" text:continue-numbering="true" text:style-name="WWNum11">
        <text:list-item>
          <text:list>
            <text:list-item>
              <text:p text:style-name="P42"><text:bookmark text:name="_2grqrue"/><text:soft-page-break/>Méthodes de l'objet</text:p>
              <text:list>
                <text:list-item>
                  <text:p text:style-name="P45"><text:bookmark text:name="_vx1227"/><text:span text:style-name="T26">Le constructeur</text:span></text:p>
                </text:list-item>
              </text:list>
            </text:list-item>
          </text:list>
        </text:list-item>
      </text:list>
      <text:p text:style-name="P5"><text:span text:style-name="T4">Dés le premier objet hérité, le constructeur prends une forme commune et peu différencié :</text:span></text:p>
      <text:p text:style-name="P11"><text:span text:style-name="T22">parent</text:span><text:span text:style-name="T11">::</text:span><text:span text:style-name="T13">__construct</text:span><text:span text:style-name="T11">(</text:span><text:span text:style-name="T24">$id</text:span><text:span text:style-name="T11">, </text:span><text:span text:style-name="T24">$adrProperties</text:span><text:span text:style-name="T11">);</text:span></text:p>
      <text:p text:style-name="P13"><text:span text:style-name="T24">$this</text:span><text:span text:style-name="T11">-&gt;setName(</text:span><text:span text:style-name="T24">$id</text:span><text:span text:style-name="T11">);</text:span></text:p>
      <text:p text:style-name="P5"><text:span text:style-name="T4">appel au constructeur du parent en fournissant l'identifiant unique de création et le chemin d'accès au fichier de paramètrage. Ici on en profite pour affecte comme nom à l'objet son identifiant.</text:span></text:p>
      <text:list xml:id="list52255178846123" text:continue-numbering="true" text:style-name="WWNum11">
        <text:list-item>
          <text:list>
            <text:list-item>
              <text:list>
                <text:list-item>
                  <text:p text:style-name="P44"><text:bookmark text:name="_3fwokq0"/><text:span text:style-name="T26">Méthode getName()</text:span></text:p>
                </text:list-item>
              </text:list>
            </text:list-item>
          </text:list>
        </text:list-item>
      </text:list>
      <text:p text:style-name="P4"><text:span text:style-name="T4">Méthode restituant le nom affectée à l'objet contenu donnée. Initialement, c'est l'identifiant de l'objet lui-même.</text:span></text:p>
      <text:list xml:id="list52255567036787" text:continue-numbering="true" text:style-name="WWNum11">
        <text:list-item>
          <text:list>
            <text:list-item>
              <text:list>
                <text:list-item>
                  <text:p text:style-name="P44"><text:bookmark text:name="_1v1yuxt"/><text:span text:style-name="T26">Méthode setName($name)</text:span></text:p>
                </text:list-item>
              </text:list>
            </text:list-item>
          </text:list>
        </text:list-item>
      </text:list>
      <text:p text:style-name="P4"><text:span text:style-name="T4">Méthode permettant d'affecter ou de changer le nom de l'objet contenu donnée par le contenu de la variable </text:span><text:span text:style-name="T7">$name</text:span><text:span text:style-name="T4"> passée en paramètre.</text:span></text:p>
      <text:list xml:id="list52254366423014" text:continue-numbering="true" text:style-name="WWNum11">
        <text:list-item>
          <text:list>
            <text:list-item>
              <text:list>
                <text:list-item>
                  <text:p text:style-name="P44"><text:bookmark text:name="_4f1mdlm"/><text:span text:style-name="T26">Méthode getValue()</text:span></text:p>
                </text:list-item>
              </text:list>
            </text:list-item>
          </text:list>
        </text:list-item>
      </text:list>
      <text:p text:style-name="P4"><text:span text:style-name="T4">Méthode permettant de restituer la valeur contenue dans l'objet contenu donnée. Cette valeur peut être initialisée à la création de l'objet contenu donnée (via le fichier de configuration ou par le méthode </text:span><text:span text:style-name="T7">setValue($value)</text:span><text:span text:style-name="T4">), ou acquise durant la vie de ce dernier comme pour une zone de saisie (balise </text:span><text:span text:style-name="T6">input</text:span><text:span text:style-name="T4"> en </text:span><text:span text:style-name="T3">HTML</text:span><text:span text:style-name="T4">).</text:span></text:p>
      <text:list xml:id="list52255567598266" text:continue-numbering="true" text:style-name="WWNum11">
        <text:list-item>
          <text:list>
            <text:list-item>
              <text:list>
                <text:list-item>
                  <text:p text:style-name="P44"><text:bookmark text:name="_2u6wntf"/><text:span text:style-name="T26">Méthode setValue($value)</text:span></text:p>
                </text:list-item>
              </text:list>
            </text:list-item>
          </text:list>
        </text:list-item>
      </text:list>
      <text:p text:style-name="P4"><text:span text:style-name="T5">Remarque préalabl</text:span><text:span text:style-name="T4">e : un objet contenu donnée n'est pas forcément typé par sa création. La valeur ainsi contenue par ce dernier peut donc avoir plusieurs formes sans en altérer le fonctionnement. De fait, cette méthode ne fera en base aucun contrôle sur le contenu de la variable </text:span><text:span text:style-name="T7">$value</text:span><text:span text:style-name="T4">. Toutefois, elle pourra être surchargée (redéfinie) dans les objets héritant de l'objet </text:span><text:span text:style-name="T3">ODContent</text:span><text:span text:style-name="T4"> afin d'y inclure alors les contrôles utiles.</text:span></text:p>
      <text:p text:style-name="P4"><text:span text:style-name="T4">Méthode d'affectation à l'objet contenu donnée d'une valeur par le contenu de la variable </text:span><text:span text:style-name="T7">$value</text:span><text:span text:style-name="T4">.</text:span></text:p>
      <text:list xml:id="list52255730574475" text:continue-numbering="true" text:style-name="WWNum11">
        <text:list-item>
          <text:list>
            <text:list-item>
              <text:list>
                <text:list-item>
                  <text:p text:style-name="P44"><text:bookmark text:name="_19c6y18"/><text:span text:style-name="T26">Méthode getForm()</text:span></text:p>
                </text:list-item>
              </text:list>
            </text:list-item>
          </text:list>
        </text:list-item>
      </text:list>
      <text:p text:style-name="P4"><text:span text:style-name="T4">Méthode restituant la chaîne de caractère ou identifiant de regroupement de valeur pour transmettre un ensemble de valeurs issues d'un ensemble d'objets contenus données. Cette méthode permet de savoir alors de quel groupe fait parti l'objet contenu donnée.</text:span></text:p>
      <text:list xml:id="list52254851765745" text:continue-numbering="true" text:style-name="WWNum11">
        <text:list-item>
          <text:list>
            <text:list-item>
              <text:list>
                <text:list-item>
                  <text:p text:style-name="P44"><text:bookmark text:name="_3tbugp1"/><text:span text:style-name="T26">Méthode setForm($form)</text:span></text:p>
                </text:list-item>
              </text:list>
            </text:list-item>
          </text:list>
        </text:list-item>
      </text:list>
      <text:p text:style-name="P4"><text:span text:style-name="T4">Méthode réalisant l'ajout de l'objet contenu donnée à un regroupement de valeur (formulaire) déterminé par le contenu de la variable </text:span><text:span text:style-name="T7">$form</text:span><text:span text:style-name="T4">. Il n'y a pas de fonction pour détacher un objet contenu donnée d'un regroupement de valeur, il faudra seulement l'initialiser à vide alors.</text:span></text:p>
      <text:p text:style-name="P4"><text:span text:style-name="T4">Dans le cadre de la persistance des données, et pour faciliter l'accès au données d'un formulaire, un <text:s/>pseudo-objet sera mis en place en session. Il aura pour clé d'accès le contenu de </text:span><text:span text:style-name="T7">$form</text:span><text:span text:style-name="T4">, ce sera une tableau associatif formé par des occurrences ayant pour clé d'accès l'attribut </text:span><text:span text:style-name="T7">name</text:span><text:span text:style-name="T4"> de l'objet contenu donnée traité, et contenant son identifiant unique de création (clé '</text:span><text:span text:style-name="T6">id</text:span><text:span text:style-name="T4">').</text:span></text:p>
      <text:p text:style-name="P4"><text:span text:style-name="T4">Le fait de demander l'affectation à un nom de formulaire vide (détacher l'objet contenu donnée du formulaire), induira en premier lieu la récupération de l'ancien nom de formulaire pour accéder au pseudo-objet sauvegardé en session. Puis on supprimera l'entrée correspondante à l'objet contenue donnée en cours de traitement. S'il ne reste plus un seul objet contenu donnée dans le pseudo-objet formulaire, ce dernier sera supprimé des données mises en session.</text:span></text:p>
      <text:list xml:id="list52254246120040" text:continue-numbering="true" text:style-name="WWNum11">
        <text:list-item>
          <text:list>
            <text:list-item>
              <text:list>
                <text:list-item>
                  <text:p text:style-name="P44"><text:bookmark text:name="_28h4qwu"/><text:soft-page-break/><text:span text:style-name="T36">Méthodes de gestion des regroupement de valeurs ou formulaire</text:span></text:p>
                  <text:list>
                    <text:list-item>
                      <text:p text:style-name="P46"><text:bookmark text:name="_nmf14n"/><text:span text:style-name="T36">Méthode getDatasForm($form)</text:span></text:p>
                    </text:list-item>
                  </text:list>
                </text:list-item>
              </text:list>
            </text:list-item>
          </text:list>
        </text:list-item>
      </text:list>
      <text:p text:style-name="P4"><text:span text:style-name="T4">Recherche et crée un tableau associatif avec les contenus des objets contenus données regroupé sous la valeur contenu dans la variable </text:span><text:span text:style-name="T7">$form</text:span><text:span text:style-name="T4">.</text:span></text:p>
      <text:p text:style-name="P8"><text:span text:style-name="T4">La recherche se fera donc en 2 temps :</text:span></text:p>
      <text:list xml:id="list7639721756742514614" text:style-name="WWNum8">
        <text:list-item>
          <text:p text:style-name="P27"><text:span text:style-name="T4">récupération du pseudo-objet formulaire sauvegardé en session via la clé </text:span><text:span text:style-name="T7">$form</text:span><text:span text:style-name="T4">,</text:span></text:p>
        </text:list-item>
        <text:list-item>
          <text:p text:style-name="P35"><text:span text:style-name="T4">parcours du tableau ainsi récupéré pour aller chercher les valeurs en sessions des différents objets contenus données formant le dit formulaire pour création d'un tableau associatif.</text:span></text:p>
        </text:list-item>
      </text:list>
      <text:p text:style-name="P4"><text:span text:style-name="T4">Ce tableau associatif aura pour clé d'accès le nom affecté à l'objet contenu donnée (attribut name) et <text:s/>en valeur, la valeur de ce dernier (l'attribut value). Si un objet contenu donnée n'a pas de valeur, l'entrée sera créée dans le tableau et lui sera alors affecté sa valeur pas défaut (qui sera fait obligatoirement dès sa déclaration – création dans le système =&gt; toujours une valeur initiale égale à sa valeur par défaut issue en premier du fichier de configuration de l'objet contenu donnée ou d'une affectation via la méthode </text:span><text:span text:style-name="T7">setValue($value)</text:span><text:span text:style-name="T4">).</text:span></text:p>
      <text:list xml:id="list52254304995691" text:continue-list="list52254246120040" text:style-name="WWNum11">
        <text:list-item>
          <text:list>
            <text:list-item>
              <text:list>
                <text:list-item>
                  <text:list>
                    <text:list-item>
                      <text:p text:style-name="P46"><text:bookmark text:name="_37m2jsg"/><text:span text:style-name="T36">Méthode getDataForm($form, $name)</text:span></text:p>
                    </text:list-item>
                  </text:list>
                </text:list-item>
              </text:list>
            </text:list-item>
          </text:list>
        </text:list-item>
      </text:list>
      <text:p text:style-name="P4"><text:span text:style-name="T4">Méthode visant à restituer la valeur associé à l'objet contenu donnée de nom </text:span><text:span text:style-name="T7">$name</text:span><text:span text:style-name="T4">, regroupé sur le nom de formulaire </text:span><text:span text:style-name="T7">$form</text:span><text:span text:style-name="T4">. Dans le cas ou un tel objet existe, la méthode renvoiera le valeur du dit objet, sinon la valeur booléenne '</text:span><text:span text:style-name="T7">false</text:span><text:span text:style-name="T4">'.</text:span></text:p>
      <text:p text:style-name="P4"><text:span text:style-name="T4">La recherche sera faite dans le pseudo-objet formulaire sauvegardé en session. La vérification de l'existence se fera par la recherche dans le tableau associatif de la clé d'accès </text:span><text:span text:style-name="T7">$name</text:span><text:span text:style-name="T4">.</text:span></text:p>
      <text:list xml:id="list52254558654695" text:continue-numbering="true" text:style-name="WWNum11">
        <text:list-item>
          <text:list>
            <text:list-item>
              <text:list>
                <text:list-item>
                  <text:list>
                    <text:list-item>
                      <text:p text:style-name="P46"><text:bookmark text:name="_1mrcu09"/><text:span text:style-name="T36">Méthode hasDataForm($form, $name)</text:span></text:p>
                    </text:list-item>
                  </text:list>
                </text:list-item>
              </text:list>
            </text:list-item>
          </text:list>
        </text:list-item>
      </text:list>
      <text:p text:style-name="P4"><text:span text:style-name="T4">Méthode visant à rechercher l'objet contenu donnée ayant pour nom </text:span><text:span text:style-name="T7">$name</text:span><text:span text:style-name="T4"> dans le regroupement de valeurs (formulaire) </text:span><text:span text:style-name="T7">$form</text:span><text:span text:style-name="T4">. Si un tel objet existe, la méthode revoie la valeur booléenne '</text:span><text:span text:style-name="T7">true</text:span><text:span text:style-name="T4">' (VRAI), sinon '</text:span><text:span text:style-name="T7">false</text:span><text:span text:style-name="T4">' (FAUX).</text:span></text:p>
      <text:p text:style-name="P4"><text:span text:style-name="T4">La recherche sera faite dans le pseudo-objet formulaire sauvegardé en session. La vérification de l'existence se fera par la recherche dans le tableau associatif de la clé d'accès </text:span><text:span text:style-name="T7">$name</text:span><text:span text:style-name="T4">.</text:span></text:p>
      <text:list xml:id="list52254788544947" text:continue-numbering="true" text:style-name="WWNum11">
        <text:list-item>
          <text:list>
            <text:list-item>
              <text:list>
                <text:list-item>
                  <text:list>
                    <text:list-item>
                      <text:p text:style-name="P46"><text:bookmark text:name="_46r0co2"/><text:span text:style-name="T36">Méthode setDatasForm($form, array $datas)</text:span></text:p>
                    </text:list-item>
                  </text:list>
                </text:list-item>
              </text:list>
            </text:list-item>
          </text:list>
        </text:list-item>
      </text:list>
      <text:p text:style-name="P4"><text:span text:style-name="T4">Même si l'on peut faire l'affectation des valeurs des objets contenus données par un accès direct via la méthode </text:span><text:span text:style-name="T7">setValue($value)</text:span><text:span text:style-name="T4">, le fait même d'avoir la possibilité d'affecter un nom à l'objet contenu donnée différent de son identifiant, il devient utile d'avoir une méthode globale en premier, pour traiter de l'affectation des valeurs du formulaire </text:span><text:span text:style-name="T7">$form</text:span><text:span text:style-name="T4">, ceci par un tableau associatif </text:span><text:span text:style-name="T7">$datas</text:span><text:span text:style-name="T4"> ayant pour clé d'accès le nom de chaque objet contenu donnée.</text:span></text:p>
      <text:p text:style-name="P4"><text:span text:style-name="T4">Dans le cas ou l'une de ces clés ne serait pas connues, elle sera ignorée dans un premier temps.</text:span></text:p>
      <text:p text:style-name="P4"><text:span text:style-name="T4">Le tout sera sauvegardé en session dans un pseudo-objet formulaire, accessible par la suite.</text:span></text:p>
      <text:list xml:id="list52255449135291" text:continue-numbering="true" text:style-name="WWNum11">
        <text:list-item>
          <text:list>
            <text:list-item>
              <text:list>
                <text:list-item>
                  <text:list>
                    <text:list-item>
                      <text:p text:style-name="P46"><text:bookmark text:name="_2lwamvv"/><text:span text:style-name="T36">Méthode setDataForm($form, $name, $value)</text:span></text:p>
                    </text:list-item>
                  </text:list>
                </text:list-item>
              </text:list>
            </text:list-item>
          </text:list>
        </text:list-item>
      </text:list>
      <text:p text:style-name="P4"><text:span text:style-name="T4">Cette méthode permet d'affecter de manière unitaire à un objet contenu donnée ayant pour nom </text:span><text:span text:style-name="T7">$name</text:span><text:span text:style-name="T4"> dans le formulaire </text:span><text:span text:style-name="T7">$form</text:span><text:span text:style-name="T4">, la valeur contenue dans la variable </text:span><text:span text:style-name="T7">$value</text:span><text:span text:style-name="T4">. Si un tel objet existe, la méthode retournera la valeur booléenne '</text:span><text:span text:style-name="T7">true</text:span><text:span text:style-name="T4">' (VRAI), sinon '</text:span><text:span text:style-name="T7">false</text:span><text:span text:style-name="T4">' (FAUX).</text:span></text:p>
      <text:p text:style-name="P4"><text:span text:style-name="T4">Le tout sera sauvegardé en session dans un pseudo-objet formulaire, accessible par la suite. Il n'y aura pas de possibilité de créer et rattacher directement un objet contenu donnée à un formulaire par cette méthode. Il faudra obligatoirement passer par la méthode </text:span><text:span text:style-name="T7">setForm($form)</text:span><text:span text:style-name="T4"> pour attacher l'objet au formulaire, avant de pouvoir lui affecter une valeur.</text:span></text:p>
      <text:list xml:id="list52254016625286" text:continue-numbering="true" text:style-name="WWNum11">
        <text:list-item>
          <text:list>
            <text:list-item>
              <text:p text:style-name="P42"><text:bookmark text:name="_111kx3o"/><text:span text:style-name="T27">Impact sur le template de l'objet, code HTML – code JavaScript</text:span></text:p>
            </text:list-item>
          </text:list>
        </text:list-item>
      </text:list>
      <text:p text:style-name="P4"><text:soft-page-break/><text:span text:style-name="T4">L'impact sera plus coté du fichier principal des méthodes JavaScript. Dans le cadre de groupement d'</text:span><text:span text:style-name="T3">ODContent</text:span><text:span text:style-name="T4"> en 'formulaire' on doit pouvoir réaliser la récupération de l'ensemble des valeurs.</text:span></text:p>
      <text:list xml:id="list52255645774047" text:continue-numbering="true" text:style-name="WWNum11">
        <text:list-item>
          <text:list>
            <text:list-item>
              <text:list>
                <text:list-item>
                  <text:p text:style-name="P44"><text:bookmark text:name="_3l18frh"/><text:span text:style-name="T27">Impact code JavaScript, code HTML</text:span></text:p>
                </text:list-item>
              </text:list>
            </text:list-item>
          </text:list>
        </text:list-item>
      </text:list>
      <text:p text:style-name="P8"><text:span text:style-name="T4">On devra disposer de 2 méthodes permettant une manipulation globale des données du regroupent, du formulaire :</text:span></text:p>
      <text:list xml:id="list3072482820724626436" text:style-name="WWNum5">
        <text:list-item>
          <text:p text:style-name="P28"><text:span text:style-name="T4">la collecte des valeurs des objets contenus données du regroupement ou formulaire : </text:span><text:span text:style-name="T3">getDatasForm(form)</text:span><text:span text:style-name="T4"> ou </text:span><text:span text:style-name="T3">form</text:span><text:span text:style-name="T4"> est le nom du regroupement, du formulaire,</text:span></text:p>
        </text:list-item>
        <text:list-item>
          <text:p text:style-name="P36"><text:span text:style-name="T4">l'affectation en retour d'un appel AJAX de l'ensemble ou partie des données du regroupement ou formulaire : </text:span><text:span text:style-name="T3">setDatasForm(form, datas)</text:span><text:span text:style-name="T4"> ou </text:span><text:span text:style-name="T3">form</text:span><text:span text:style-name="T4"> est le nom du regroupement, et </text:span><text:span text:style-name="T3">datas</text:span><text:span text:style-name="T4"> un tableau associatif ou objet listant les objets contenus données faisant parti du regroupement ou formulaire devant être initialisés par les valeurs fournies.</text:span></text:p>
        </text:list-item>
      </text:list>
      <text:p text:style-name="P4"><text:span text:style-name="T4">Ceci impactera directement le code HTML de l'objet. Afin de pouvoir faire facilement et rapidement les regroupements de valeur, on inclura une classe à d'objet contenu donnée au nom de regroupement, du formulaire. ATTENTION : le programme devra devra être attentif à unicité des noms de regroupement ou formulaire,car aucun contrôle ne sera fait dans ce cadre.</text:span></text:p>
      <text:list xml:id="list52254649113266" text:continue-list="list52255645774047" text:style-name="WWNum11">
        <text:list-item>
          <text:list>
            <text:list-item>
              <text:p text:style-name="P42"><text:bookmark text:name="_206ipza"/><text:span text:style-name="T26">Les objets de la classe ODContent</text:span></text:p>
              <text:list>
                <text:list-item>
                  <text:p text:style-name="P44"><text:bookmark text:name="_4k668n3"/>ODButton – Object Data Content Button</text:p>
                </text:list-item>
              </text:list>
            </text:list-item>
          </text:list>
        </text:list-item>
      </text:list>
      <text:p text:style-name="P4"><text:span text:style-name="T4">L'objet </text:span><text:span text:style-name="T3">ODButton</text:span><text:span text:style-name="T4"> peut être tout à la fois, en HTML, l'expression des balises &lt;input type= »button » ../&gt; ou &lt;button&gt; … &lt;/button&gt;. L'effet final étant toujours le même : présentation d'un bouton à l'écran.</text:span></text:p>
      <text:p text:style-name="P4"><text:span text:style-name="T4">Les notions d'affichage des objets </text:span><text:span text:style-name="T3">ODButton</text:span><text:span text:style-name="T4"> seront liées au thème graphique utilisé. Dans le cas de thème type </text:span><text:span text:style-name="T7">Bootstrap Twitter</text:span><text:span text:style-name="T4">, l'affichage sera contrôlé via des classes spécifiques : pour le thème </text:span><text:span text:style-name="T7">BCORE</text:span><text:span text:style-name="T4">, la classe générale sera '</text:span><text:span text:style-name="T6">btn</text:span><text:span text:style-name="T4">', à quoi on joindra des classes spécifiques pour donner la forme ('</text:span><text:span text:style-name="T6">btn-rect</text:span><text:span text:style-name="T4">', '</text:span><text:span text:style-name="T6">btn-circle</text:span><text:span text:style-name="T4">' &amp; '</text:span><text:span text:style-name="T6">btn-rounded</text:span><text:span text:style-name="T4">'), ou la couleur ('</text:span><text:span text:style-name="T6">btn-grad</text:span><text:span text:style-name="T4">' + '</text:span><text:span text:style-name="T6">btn-default</text:span><text:span text:style-name="T4">', '</text:span><text:span text:style-name="T6">btn-primary</text:span><text:span text:style-name="T4">', '</text:span><text:span text:style-name="T6">btn-danger</text:span><text:span text:style-name="T4">', '</text:span><text:span text:style-name="T6">btn-success</text:span><text:span text:style-name="T4">', '</text:span><text:span text:style-name="T6">btn-info</text:span><text:span text:style-name="T4">' &amp; '</text:span><text:span text:style-name="T6">btn-warning</text:span><text:span text:style-name="T4">').</text:span></text:p>
      <text:p text:style-name="P8"><text:span text:style-name="T4">On fera la distinction entre le label et la valeur associé au bouton :</text:span></text:p>
      <text:list xml:id="list7228243688208716072" text:style-name="WWNum7">
        <text:list-item>
          <text:p text:style-name="P29"><text:span text:style-name="T4">le label sera le texte affiché dans le bouton,</text:span></text:p>
        </text:list-item>
        <text:list-item>
          <text:p text:style-name="P37"><text:span text:style-name="T4">la valeur sera une donnée stockée en vue de traitements ou autres besoins.</text:span></text:p>
        </text:list-item>
      </text:list>
      <text:p text:style-name="P8"><text:span text:style-name="T4">Tout bouton peut réagir à plusieurs types d'évènements :</text:span></text:p>
      <text:list xml:id="list7885878643111341958" text:style-name="WWNum9">
        <text:list-item>
          <text:p text:style-name="P30"><text:span text:style-name="T6">Click</text:span><text:span text:style-name="T4"><text:tab/><text:tab/>: click (gauche) de souris dessus,</text:span></text:p>
        </text:list-item>
        <text:list-item>
          <text:p text:style-name="P30"><text:span text:style-name="T6">DblClick</text:span><text:span text:style-name="T4"><text:tab/>: double click (gauche) de souris dessus,</text:span></text:p>
        </text:list-item>
        <text:list-item>
          <text:p text:style-name="P30"><text:span text:style-name="T6">MouseOver</text:span><text:span text:style-name="T4"><text:tab/>: survol du bouton par la souris,</text:span></text:p>
        </text:list-item>
        <text:list-item>
          <text:p text:style-name="P38"><text:span text:style-name="T4">KeyPress<text:tab/>: sur pression d'une touche ou combinaison de touches au clavier.</text:span></text:p>
        </text:list-item>
      </text:list>
      <text:p text:style-name="P4"><text:span text:style-name="T4">Ceci représente les 4 évènements qui seront gérés pour le déclenchement d'appel de procédure (attribut </text:span><text:span text:style-name="T7">callback</text:span><text:span text:style-name="T4">). De ce fait, il ne faut pas gérer l'affectation d'un seul et unique événement, mais la possibilité d'avoir de 1 à n évènements par objet : ceci oblige à ce que les attributs </text:span><text:span text:style-name="T7">event</text:span><text:span text:style-name="T4"> et </text:span><text:span text:style-name="T7">callback</text:span><text:span text:style-name="T4"> soit des tableaux associatifs unidimensionnels ou les occurrences correspondent (lien </text:span><text:span text:style-name="T7">event</text:span><text:span text:style-name="T4"> – </text:span><text:span text:style-name="T7">callback</text:span><text:span text:style-name="T4">).</text:span></text:p>
      <text:list xml:id="list52254273192349" text:continue-list="list52254649113266" text:style-name="WWNum11">
        <text:list-item>
          <text:list>
            <text:list-item>
              <text:list>
                <text:list-item>
                  <text:list>
                    <text:list-item>
                      <text:p text:style-name="P46"><text:bookmark text:name="_2zbgiuw"/>Propriété de l'objet</text:p>
                    </text:list-item>
                  </text:list>
                </text:list-item>
              </text:list>
            </text:list-item>
          </text:list>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19"><text:span text:style-name="T34">label</text:span></text:p>
          </table:table-cell>
          <table:table-cell table:style-name="Table3.A1" office:value-type="string">
            <text:p text:style-name="P19">Texte affiché dans le bouton</text:p>
          </table:table-cell>
        </table:table-row>
        <table:table-row table:style-name="Table3.1">
          <table:table-cell table:style-name="Table3.A1" office:value-type="string">
            <text:p text:style-name="P19"><text:span text:style-name="T34">type</text:span></text:p>
          </table:table-cell>
          <table:table-cell table:style-name="Table3.A1" office:value-type="string">
            <text:p text:style-name="P19">En relation avec le thème graphique utilisé (<text:span text:style-name="T28">BCORE</text:span> Bootstrap : 'Rect', 'Circle' &amp; 'Round')</text:p>
          </table:table-cell>
        </table:table-row>
        <table:table-row table:style-name="Table3.1">
          <table:table-cell table:style-name="Table3.A1" office:value-type="string">
            <text:p text:style-name="P19"><text:span text:style-name="T34">nature</text:span></text:p>
          </table:table-cell>
          <table:table-cell table:style-name="Table3.A1" office:value-type="string">
            <text:p text:style-name="P19">En relation avec le thème graphique utilisé (<text:span text:style-name="T28">BCORE</text:span> Bootstrap : default, primary, danger, success, info &amp; warning)</text:p>
          </table:table-cell>
        </table:table-row>
        <table:table-row table:style-name="Table3.1">
          <table:table-cell table:style-name="Table3.A1" office:value-type="string">
            <text:p text:style-name="P19"><text:span text:style-name="T34">icon</text:span></text:p>
          </table:table-cell>
          <table:table-cell table:style-name="Table3.A1" office:value-type="string">
            <text:p text:style-name="P19">Classe pour intégration d'une icône glyphicon, ou autre en préfixe du <text:span text:style-name="T28">label</text:span>.</text:p>
          </table:table-cell>
        </table:table-row>
        <table:table-row table:style-name="Table3.1">
          <table:table-cell table:style-name="Table3.A1" office:value-type="string">
            <text:p text:style-name="P19"><text:span text:style-name="T34">events</text:span></text:p>
          </table:table-cell>
          <table:table-cell table:style-name="Table3.A1" office:value-type="string">
            <text:p text:style-name="P19">Tableau associatif contenant le type d'évènements déclencheur de l'appel <text:span text:style-name="T30">AJAX </text:span><text:span text:style-name="T31">(</text:span><text:span text:style-name="T30">event</text:span><text:span text:style-name="T31">)</text:span><text:span text:style-name="T30"> </text:span><text:span text:style-name="T31">en clé d'accès, et la référence à la procédure appelée (</text:span><text:span text:style-name="T30">callback</text:span><text:span text:style-name="T31">) en valeur</text:span></text:p>
          </table:table-cell>
        </table:table-row>
        <table:table-row table:style-name="Table3.1">
          <table:table-cell table:style-name="Table3.A1" office:value-type="string">
            <text:p text:style-name="P19"><text:span text:style-name="T34">keyMap</text:span></text:p>
          </table:table-cell>
          <table:table-cell table:style-name="Table3.A1" office:value-type="string">
            <text:p text:style-name="P19">Touche ou combinaison de touche associé à l'objet</text:p>
          </table:table-cell>
        </table:table-row>
        <table:table-row table:style-name="Table3.1">
          <table:table-cell table:style-name="Table3.A7" office:value-type="string">
            <text:p text:style-name="P19"><text:span text:style-name="T39">p_natureArray</text:span></text:p>
          </table:table-cell>
          <table:table-cell table:style-name="Table3.A7" office:value-type="string">
            <text:p text:style-name="P19"><text:span text:style-name="T40">Attribut privé, contenant un tableau associatif de l'ensemble des constantes de déclaration de nature de bouton</text:span></text:p>
          </table:table-cell>
        </table:table-row>
        <table:table-row table:style-name="Table3.1">
          <table:table-cell table:style-name="Table3.A7" office:value-type="string">
            <text:p text:style-name="P19"><text:span text:style-name="T39">p_typeArray</text:span></text:p>
          </table:table-cell>
          <table:table-cell table:style-name="Table3.A7" office:value-type="string">
            <text:p text:style-name="P19"><text:span text:style-name="T40">Attribut privé, <text:s/>contenant un tableau associatif de l'ensemble des constantes de déclaration de type de bouton </text:span></text:p>
          </table:table-cell>
        </table:table-row>
        <table:table-row table:style-name="Table3.1">
          <table:table-cell table:style-name="Table3.A7" office:value-type="string">
            <text:p text:style-name="P19"><text:span text:style-name="T39">p_eventArray</text:span></text:p>
          </table:table-cell>
          <table:table-cell table:style-name="Table3.A7" office:value-type="string">
            <text:p text:style-name="P19"><text:span text:style-name="T40">Attribut privé, contenant un tableau associatif de l'ensemble des constantes de déclaration d'évènements de bouton</text:span></text:p>
          </table:table-cell>
        </table:table-row>
      </table:table>
      <text:p text:style-name="P4"><text:soft-page-break/><text:span text:style-name="T4">Remarque : les attributs dits privés seront de véritables attributs de l'objet, et de fait ne seront pas inclus dans le tableau '</text:span><text:span text:style-name="T6">properties</text:span><text:span text:style-name="T4">'. Ils sont obligatoirement alimentés par une méthode appelée dans le constructeur de l'objet et n'ont pas vocation à être modifiés par la suite. Tous les autres appels de méthode les concernant, le seront en restitutions et non en affectation.</text:span></text:p>
      <text:list xml:id="list52254008498439" text:continue-numbering="true" text:style-name="WWNum11">
        <text:list-item>
          <text:list>
            <text:list-item>
              <text:list>
                <text:list-item>
                  <text:list>
                    <text:list-item>
                      <text:p text:style-name="P46"><text:bookmark text:name="_1egqt2p"/>Méthode de l'objet</text:p>
                      <text:list>
                        <text:list-item>
                          <text:p text:style-name="P47"><text:bookmark text:name="_3ygebqi"/>Méthode getLabel()</text:p>
                        </text:list-item>
                      </text:list>
                    </text:list-item>
                  </text:list>
                </text:list-item>
              </text:list>
            </text:list-item>
          </text:list>
        </text:list-item>
      </text:list>
      <text:p text:style-name="P4"><text:span text:style-name="T4">Méthode restituant le texte écrit dans le bouton, s'il y en a un, sinon la valeur booléenne '</text:span><text:span text:style-name="T7">false</text:span><text:span text:style-name="T4">' (FAUX).</text:span></text:p>
      <text:list xml:id="list52254036545986" text:continue-numbering="true" text:style-name="WWNum11">
        <text:list-item>
          <text:list>
            <text:list-item>
              <text:list>
                <text:list-item>
                  <text:list>
                    <text:list-item>
                      <text:list>
                        <text:list-item>
                          <text:p text:style-name="P47"><text:bookmark text:name="_2dlolyb"/>Méthode setLabel($label)</text:p>
                        </text:list-item>
                      </text:list>
                    </text:list-item>
                  </text:list>
                </text:list-item>
              </text:list>
            </text:list-item>
          </text:list>
        </text:list-item>
      </text:list>
      <text:p text:style-name="P4"><text:span text:style-name="T4">Méthode servant à affecter un texte ou label </text:span><text:span text:style-name="T7">$label</text:span><text:span text:style-name="T4"> au bouton.</text:span></text:p>
      <text:list xml:id="list52254026993126" text:continue-numbering="true" text:style-name="WWNum11">
        <text:list-item>
          <text:list>
            <text:list-item>
              <text:list>
                <text:list-item>
                  <text:list>
                    <text:list-item>
                      <text:list>
                        <text:list-item>
                          <text:p text:style-name="P47"><text:bookmark text:name="_sqyw64"/>Méthode getType()</text:p>
                        </text:list-item>
                      </text:list>
                    </text:list-item>
                  </text:list>
                </text:list-item>
              </text:list>
            </text:list-item>
          </text:list>
        </text:list-item>
      </text:list>
      <text:p text:style-name="P4"><text:span text:style-name="T4">Méthode restituant le type de présentation graphique du bouton. Pour le moment, suite à la mise en œuvre du thème graphique </text:span><text:span text:style-name="T3">Bootstrap Twitter BCORE</text:span><text:span text:style-name="T4">, le type de bouton peut prendre 4 valeurs :</text:span></text:p>
      <text:p text:style-name="P8"><text:span text:style-name="T19">CT_RECT <text:s text:c="2"/></text:span><text:span text:style-name="T11">= </text:span><text:span text:style-name="T21">"rect"</text:span><text:span text:style-name="T11">;<text:tab/>=&gt; rectangle à bord large,</text:span></text:p>
      <text:p text:style-name="P8"><text:span text:style-name="T19">CT_CIRCLE </text:span><text:span text:style-name="T11">= </text:span><text:span text:style-name="T21">"circle"</text:span><text:span text:style-name="T11">;<text:tab/>=&gt; cercle,</text:span></text:p>
      <text:p text:style-name="P8"><text:span text:style-name="T19">CT_ROUND <text:s/></text:span><text:span text:style-name="T11">= </text:span><text:span text:style-name="T21">"round"</text:span><text:span text:style-name="T11">;<text:tab/>=&gt; rectangle à bords arrondis,</text:span></text:p>
      <text:p text:style-name="P13"><text:span text:style-name="T19">CT_LINE <text:s text:c="2"/></text:span><text:span text:style-name="T11">= </text:span><text:span text:style-name="T21">"line"</text:span><text:span text:style-name="T11">;<text:tab/>=&gt; rectangle à bord fin.</text:span></text:p>
      <text:list xml:id="list52254606523603" text:continue-numbering="true" text:style-name="WWNum11">
        <text:list-item>
          <text:list>
            <text:list-item>
              <text:list>
                <text:list-item>
                  <text:list>
                    <text:list-item>
                      <text:list>
                        <text:list-item>
                          <text:p text:style-name="P47"><text:bookmark text:name="_3cqmetx"/><text:span text:style-name="T41">Méthode setType($type)</text:span></text:p>
                        </text:list-item>
                      </text:list>
                    </text:list-item>
                  </text:list>
                </text:list-item>
              </text:list>
            </text:list-item>
          </text:list>
        </text:list-item>
      </text:list>
      <text:p text:style-name="P4"><text:span text:style-name="T4">Méthode permettant d'affecter au bouton son type de présentation. Après vérification que </text:span><text:span text:style-name="T7">$type</text:span><text:span text:style-name="T4"> correspond à un des 4 types possibles de présentation, affectation de ce dernier au bouton.</text:span></text:p>
      <text:p text:style-name="P4"><text:span text:style-name="T4">Dans le cas contraire, le type par défaut sera appliqué : </text:span><text:span text:style-name="T20">CT_RECT</text:span><text:span text:style-name="T4">.</text:span></text:p>
      <text:list xml:id="list52254725808449" text:continue-numbering="true" text:style-name="WWNum11">
        <text:list-item>
          <text:list>
            <text:list-item>
              <text:list>
                <text:list-item>
                  <text:list>
                    <text:list-item>
                      <text:list>
                        <text:list-item>
                          <text:p text:style-name="P47"><text:bookmark text:name="_1rvwp1q"/>Méthode getNature()</text:p>
                        </text:list-item>
                      </text:list>
                    </text:list-item>
                  </text:list>
                </text:list-item>
              </text:list>
            </text:list-item>
          </text:list>
        </text:list-item>
      </text:list>
      <text:p text:style-name="P4"><text:span text:style-name="T4">Méthode restituant la nature du bouton, en relation avec le thème </text:span><text:span text:style-name="T3">Bootstrap Twitter BCORE</text:span><text:span text:style-name="T4">. En base il y a 6 nature de bouton, mais pour avoir un effet supplémentaire, on disposera de 2 familles de 6 natures :</text:span></text:p>
      <text:p text:style-name="P8"><text:span text:style-name="T15">famille des boutons avec dégradé de couleur</text:span></text:p>
      <text:p text:style-name="P8"><text:span text:style-name="T19">CN_GDEFAULT </text:span><text:span text:style-name="T11">= </text:span><text:span text:style-name="T21">"grad btn-default"</text:span><text:span text:style-name="T11">;<text:tab/>=&gt; bouton par défaut (neutre fond blanc),</text:span></text:p>
      <text:p text:style-name="P8"><text:span text:style-name="T19">CN_GPRIMARY </text:span><text:span text:style-name="T11">= </text:span><text:span text:style-name="T21">"grad btn-primary"</text:span><text:span text:style-name="T11">;<text:tab/>=&gt; bouton primaire (bleu),</text:span></text:p>
      <text:p text:style-name="P8"><text:span text:style-name="T19">CN_GDANGER <text:s/></text:span><text:span text:style-name="T11">= </text:span><text:span text:style-name="T21">"grad btn-danger"</text:span><text:span text:style-name="T11">;<text:tab/>=&gt; bouton avertissement (rouge),</text:span></text:p>
      <text:p text:style-name="P8"><text:soft-page-break/><text:span text:style-name="T19">CN_GSUCCESS </text:span><text:span text:style-name="T11">= </text:span><text:span text:style-name="T21">"grad btn-success"</text:span><text:span text:style-name="T11">;<text:tab/>=&gt; bouton succès (vert),</text:span></text:p>
      <text:p text:style-name="P8"><text:span text:style-name="T19">CN_GINFO <text:s text:c="3"/></text:span><text:span text:style-name="T11">= </text:span><text:span text:style-name="T21">"grad btn-info"</text:span><text:span text:style-name="T11">;<text:tab/>=&gt; bouton d'information (bleu gris),</text:span></text:p>
      <text:p text:style-name="P13"><text:span text:style-name="T19">CN_GWARNING </text:span><text:span text:style-name="T11">= </text:span><text:span text:style-name="T21">"grad btn-warning"</text:span><text:span text:style-name="T11">;<text:tab/>=&gt; bouton avertissement simple (orange),</text:span></text:p>
      <text:p text:style-name="P8"><text:span text:style-name="T15">famille des boutons sans dégradé de couleur</text:span></text:p>
      <text:p text:style-name="P8"><text:span text:style-name="T19">CN_DEFAULT </text:span><text:span text:style-name="T11">= </text:span><text:span text:style-name="T21">"default"</text:span><text:span text:style-name="T11">;<text:tab/><text:tab/><text:tab/>=&gt; bouton par défaut (neutre fond blanc),</text:span></text:p>
      <text:p text:style-name="P8"><text:span text:style-name="T19">CN_PRIMARY </text:span><text:span text:style-name="T11">= </text:span><text:span text:style-name="T21">"primary"</text:span><text:span text:style-name="T11">;<text:tab/><text:tab/><text:tab/>=&gt; bouton primaire (bleu),</text:span></text:p>
      <text:p text:style-name="P8"><text:span text:style-name="T19">CN_DANGER <text:s/></text:span><text:span text:style-name="T11">= </text:span><text:span text:style-name="T21">"danger"</text:span><text:span text:style-name="T11">;<text:tab/><text:tab/><text:tab/>=&gt; bouton avertissement (rouge),</text:span></text:p>
      <text:p text:style-name="P8"><text:span text:style-name="T19">CN_SUCCESS </text:span><text:span text:style-name="T11">= </text:span><text:span text:style-name="T21">"success"</text:span><text:span text:style-name="T11">;<text:tab/><text:tab/><text:tab/>=&gt; bouton succès (vert),</text:span></text:p>
      <text:p text:style-name="P8"><text:span text:style-name="T19">CN_INFO <text:s text:c="3"/></text:span><text:span text:style-name="T11">= </text:span><text:span text:style-name="T21">"info"</text:span><text:span text:style-name="T11">;<text:tab/><text:tab/><text:tab/>=&gt; bouton d'information (bleu gris),</text:span></text:p>
      <text:p text:style-name="P13"><text:span text:style-name="T19">CN_WARNING </text:span><text:span text:style-name="T11">= </text:span><text:span text:style-name="T21">"warning"</text:span><text:span text:style-name="T11">;<text:tab/><text:tab/><text:tab/>=&gt; bouton avertissement simple (orange).</text:span></text:p>
      <text:list xml:id="list52255398982839" text:continue-numbering="true" text:style-name="WWNum11">
        <text:list-item>
          <text:list>
            <text:list-item>
              <text:list>
                <text:list-item>
                  <text:list>
                    <text:list-item>
                      <text:list>
                        <text:list-item>
                          <text:p text:style-name="P47"><text:bookmark text:name="_4bvk7pj"/>Méthode setNature($nature)</text:p>
                        </text:list-item>
                      </text:list>
                    </text:list-item>
                  </text:list>
                </text:list-item>
              </text:list>
            </text:list-item>
          </text:list>
        </text:list-item>
      </text:list>
      <text:p text:style-name="P4"><text:span text:style-name="T4">Méthode permettant d'affecter au bouton sa nature. Après vérification que </text:span><text:span text:style-name="T3">$nature</text:span><text:span text:style-name="T4"> correspond à l'une des 12 natures de boutons possibles, affectation de cette dernière au bouton.</text:span></text:p>
      <text:p text:style-name="P4"><text:span text:style-name="T4">Dans le cas contraire, application de la nature par défaut : </text:span><text:span text:style-name="T19">CN_DEFAULT</text:span><text:span text:style-name="T8">.</text:span></text:p>
      <text:list xml:id="list52254753054076" text:continue-numbering="true" text:style-name="WWNum11">
        <text:list-item>
          <text:list>
            <text:list-item>
              <text:list>
                <text:list-item>
                  <text:list>
                    <text:list-item>
                      <text:list>
                        <text:list-item>
                          <text:p text:style-name="P47"><text:bookmark text:name="_2r0uhxc"/>Méthode getIcon()</text:p>
                        </text:list-item>
                      </text:list>
                    </text:list-item>
                  </text:list>
                </text:list-item>
              </text:list>
            </text:list-item>
          </text:list>
        </text:list-item>
      </text:list>
      <text:p text:style-name="P4"><text:span text:style-name="T4">Méthode restituant le libellé de classe appliqué sur une balise icône HTML placée avant le label du bouton.</text:span></text:p>
      <text:p text:style-name="P4"><text:span text:style-name="T4">Les icônes ainsi disponibles sont fournies par le thème graphique </text:span><text:span text:style-name="T3">Bootstrap Twitter BCORE</text:span><text:span text:style-name="T4">, et sont celles généralement utilisées dans les <text:s/>thèmes graphiques </text:span><text:span text:style-name="T3">Bootstrap Twitter</text:span><text:span text:style-name="T4"> : glyphicons et font-awesome.</text:span></text:p>
      <text:list xml:id="list52253966706026" text:continue-numbering="true" text:style-name="WWNum11">
        <text:list-item>
          <text:list>
            <text:list-item>
              <text:list>
                <text:list-item>
                  <text:list>
                    <text:list-item>
                      <text:list>
                        <text:list-item>
                          <text:p text:style-name="P47"><text:bookmark text:name="_1664s55"/>Méthode setIcon($icon)</text:p>
                        </text:list-item>
                      </text:list>
                    </text:list-item>
                  </text:list>
                </text:list-item>
              </text:list>
            </text:list-item>
          </text:list>
        </text:list-item>
      </text:list>
      <text:p text:style-name="P4"><text:span text:style-name="T4">Méthode visant à initialiser le libellé de classe appliqué à une balise icône HTML placée devant le label du bouton.</text:span></text:p>
      <text:p text:style-name="P4"><text:span text:style-name="T4">Actuellement aucune vérification ou validation de l'existence de la valeur transmise par </text:span><text:span text:style-name="T7">$icon</text:span><text:span text:style-name="T4">, n'est faite. En cas d'erreur, le navigateur générera l'affichage d'une image non trouvé dans le pire des cas.</text:span></text:p>
      <text:list xml:id="list52254686854951" text:continue-numbering="true" text:style-name="WWNum11">
        <text:list-item>
          <text:list>
            <text:list-item>
              <text:list>
                <text:list-item>
                  <text:list>
                    <text:list-item>
                      <text:list>
                        <text:list-item>
                          <text:p text:style-name="P47"><text:bookmark text:name="_3q5sasy"/><text:span text:style-name="T37">Méthode getEvents()</text:span></text:p>
                        </text:list-item>
                      </text:list>
                    </text:list-item>
                  </text:list>
                </text:list-item>
              </text:list>
            </text:list-item>
          </text:list>
        </text:list-item>
      </text:list>
      <text:p text:style-name="P4"><text:span text:style-name="T4">Méthode visant à restituer un tableau associatif '</text:span><text:span text:style-name="T7">events</text:span><text:span text:style-name="T4">' avec en clé le type d'évément, et en valeur la procédure à appeler. Dans le cas ou aucun événement ne sera initialisé, la méthode retournera la valeur booléenne '</text:span><text:span text:style-name="T7">false</text:span><text:span text:style-name="T4">' (FAUX).</text:span></text:p>
      <text:p text:style-name="P4"><text:soft-page-break/><text:span text:style-name="T4">Il faut prendre en compte les différences utilisations d'un bouton, mais plus encore, ce qui est à déclencher suivant le type d'évènements. Un bouton peut permettre l'accès une autre partie du site de l'application intranet, servir alors de redirection (sur </text:span><text:span text:style-name="T6">Click</text:span><text:span text:style-name="T4"> ou </text:span><text:span text:style-name="T6">DblClick</text:span><text:span text:style-name="T4">). Dans le cas d'un formulaire, on peut se servir de bouton pour demander la validation et la ré-initialisation de l'ensemble des valeurs de ce dernier (sur </text:span><text:span text:style-name="T6">Click)</text:span><text:span text:style-name="T4">. Dans certain cas, il doit être inerte, sans effet, voir désactivé. </text:span></text:p>
      <text:p text:style-name="P8"><text:span text:style-name="T4">Les évènements possibles sont donc :</text:span></text:p>
      <text:p text:style-name="P8"><text:span text:style-name="T19">CE_CLICK <text:s text:c="4"/></text:span><text:span text:style-name="T11">= </text:span><text:span text:style-name="T21">'click'</text:span><text:span text:style-name="T11">;<text:tab/><text:tab/>=&gt; clic gauche simple,</text:span></text:p>
      <text:p text:style-name="P8"><text:span text:style-name="T19">CE_DBLCLICK <text:s/></text:span><text:span text:style-name="T11">= </text:span><text:span text:style-name="T21">'dblclick'</text:span><text:span text:style-name="T11">;<text:tab/>=&gt; double clic gauche (rapide),</text:span></text:p>
      <text:p text:style-name="P8"><text:span text:style-name="T19">CE_KEYPRESS <text:s/></text:span><text:span text:style-name="T11">= </text:span><text:span text:style-name="T21">'keypress'</text:span><text:span text:style-name="T11">;<text:tab/>=&gt; pression d'une touche ou combinaison de touches</text:span></text:p>
      <text:p text:style-name="P13"><text:span text:style-name="T19">CE_MOUSEOVER </text:span><text:span text:style-name="T11">= </text:span><text:span text:style-name="T21">"mouseover"</text:span><text:span text:style-name="T11">;<text:tab/>=&gt; survol du bouton par la souris.</text:span></text:p>
      <text:p text:style-name="P4"><text:span text:style-name="T4">On fera la distinction sur les évènements </text:span><text:span text:style-name="T19">CE_CLICK</text:span><text:span text:style-name="T4"> et </text:span><text:span text:style-name="T19">CE_DBLCLICK</text:span><text:span text:style-name="T4"> par la procédure à appeler. Pour l'évènement </text:span><text:span text:style-name="T19">CE_KEYPRESS</text:span><text:span text:style-name="T4">, il sera considéré comme l'évènement </text:span><text:span text:style-name="T19">CE_CLICK</text:span><text:span text:style-name="T8">.</text:span></text:p>
      <text:list xml:id="list52255485625490" text:continue-numbering="true" text:style-name="WWNum11">
        <text:list-item>
          <text:list>
            <text:list-item>
              <text:list>
                <text:list-item>
                  <text:list>
                    <text:list-item>
                      <text:list>
                        <text:list-item>
                          <text:p text:style-name="P47"><text:bookmark text:name="_25b2l0r"/><text:span text:style-name="T37">Méthode getEvent($event)</text:span></text:p>
                        </text:list-item>
                      </text:list>
                    </text:list-item>
                  </text:list>
                </text:list-item>
              </text:list>
            </text:list-item>
          </text:list>
        </text:list-item>
      </text:list>
      <text:p text:style-name="P4"><text:span text:style-name="T4">Méthode visant à restituer la valeur associé à la clé </text:span><text:span text:style-name="T7">$event</text:span><text:span text:style-name="T4"> dans le tableau associatif '</text:span><text:span text:style-name="T6">events</text:span><text:span text:style-name="T4">'.</text:span></text:p>
      <text:p text:style-name="P4"><text:span text:style-name="T4">Dans le cas ou la clé </text:span><text:span text:style-name="T7">$event</text:span><text:span text:style-name="T4"> n'est pas définie dans le tableau associatif '</text:span><text:span text:style-name="T6">events</text:span><text:span text:style-name="T4">', la méthode retournera la valeur booléenne '</text:span><text:span text:style-name="T7">false</text:span><text:span text:style-name="T4">' (FAUX). Dans le cas ou la valeur </text:span><text:span text:style-name="T7">$event</text:span><text:span text:style-name="T4"> ne fait pas partie des types d'évènements autorisés pour l'objet, ici l'</text:span><text:span text:style-name="T3">ODButton</text:span><text:span text:style-name="T4">, la chaîne de caractère '</text:span><text:span text:style-name="T6">evtNoExist</text:span><text:span text:style-name="T4">' sera retourné par la méthode.</text:span></text:p>
      <text:list xml:id="list52255732171256" text:continue-numbering="true" text:style-name="WWNum11">
        <text:list-item>
          <text:list>
            <text:list-item>
              <text:list>
                <text:list-item>
                  <text:list>
                    <text:list-item>
                      <text:list>
                        <text:list-item>
                          <text:p text:style-name="P47"><text:bookmark text:name="_kgcv8k"/><text:span text:style-name="T37">Méthode setEvent($event, $callback)</text:span></text:p>
                        </text:list-item>
                      </text:list>
                    </text:list-item>
                  </text:list>
                </text:list-item>
              </text:list>
            </text:list-item>
          </text:list>
        </text:list-item>
      </text:list>
      <text:p text:style-name="P4"><text:span text:style-name="T4">Cette méthode vise à créer une association évènement ↔ procédure à déclencher. Si cette association n'existe pas encore, elle sera ajoutée à l'ensemble des associations existantes. Par contre, si elle existe, elle remplacera la référence de la procédure appelée (</text:span><text:span text:style-name="T7">$callback</text:span><text:span text:style-name="T4">).</text:span></text:p>
      <text:p text:style-name="P8"><text:span text:style-name="T4">La formulation de la procédure à appeler suivant quelques règles afin de répondre à la problématique de l'interprétation des évènements </text:span><text:span text:style-name="T8"><text:s/></text:span><text:span text:style-name="T19">CE_CLICK</text:span><text:span text:style-name="T4"> et </text:span><text:span text:style-name="T19">CE_DBLCLICK</text:span><text:span text:style-name="T8"> </text:span><text:span text:style-name="T4">et par conséquence de l'évènement </text:span><text:span text:style-name="T19">CE_KEYPRESS</text:span><text:span text:style-name="T8"> </text:span><text:span text:style-name="T4">:</text:span></text:p>
      <text:list xml:id="list3236847350802407953" text:style-name="WWNum10">
        <text:list-item>
          <text:p text:style-name="P31"><text:span text:style-name="T4">redirection sans traitement :<text:tab/></text:span><text:span text:style-name="T16">redirect::</text:span><text:span text:style-name="T4">route_page_cible,</text:span></text:p>
        </text:list-item>
        <text:list-item>
          <text:p text:style-name="P31"><text:span text:style-name="T4">validation de formulaire :<text:tab/><text:tab/></text:span><text:span text:style-name="T16">valid(</text:span><text:span text:style-name="T7">$form</text:span><text:span text:style-name="T16">)::</text:span><text:span text:style-name="T4">route_module_traitement,</text:span></text:p>
        </text:list-item>
        <text:list-item>
          <text:p text:style-name="P39"><text:span text:style-name="T4">ré-initialisation de formulaire :<text:tab/></text:span><text:span text:style-name="T16">reset(</text:span><text:span text:style-name="T7">$form</text:span><text:span text:style-name="T3">)</text:span><text:span text:style-name="T4">.</text:span></text:p>
        </text:list-item>
      </text:list>
      <text:p text:style-name="P4"><text:span text:style-name="T7">$form</text:span><text:span text:style-name="T4"> : chaîne de caractères utilisée pour créer le regroupent d'objets contenus données constituant le dit formulaire. Toute autre formulation sera prise comme la route de procédure ou module à appeler via </text:span><text:span text:style-name="T6">Ajax</text:span><text:span text:style-name="T4">.</text:span></text:p>
      <text:list xml:id="list52255998335689" text:continue-list="list52255732171256" text:style-name="WWNum11">
        <text:list-item>
          <text:list>
            <text:list-item>
              <text:list>
                <text:list-item>
                  <text:list>
                    <text:list-item>
                      <text:list>
                        <text:list-item>
                          <text:p text:style-name="P47"><text:bookmark text:name="_34g0dwd"/><text:span text:style-name="T37">Méthode setEvents(array $events)</text:span></text:p>
                        </text:list-item>
                      </text:list>
                    </text:list-item>
                  </text:list>
                </text:list-item>
              </text:list>
            </text:list-item>
          </text:list>
        </text:list-item>
      </text:list>
      <text:p text:style-name="P4"><text:span text:style-name="T4">Méthode visant à mettre en place l'ensemble des associations évènement ↔ procédure à déclencher au travers du tableau associatif </text:span><text:span text:style-name="T7">$events</text:span><text:span text:style-name="T4"> ayant pour clé d'accès le type d'évènements et valeur le module ou la procédure à déclencher.</text:span></text:p>
      <text:list xml:id="list52254092305747" text:continue-numbering="true" text:style-name="WWNum11">
        <text:list-item>
          <text:list>
            <text:list-item>
              <text:list>
                <text:list-item>
                  <text:list>
                    <text:list-item>
                      <text:list>
                        <text:list-item>
                          <text:p text:style-name="P47"><text:bookmark text:name="_1jlao46"/><text:span text:style-name="T37">Méthodes enaEvent($event) / disEvents($event)</text:span></text:p>
                        </text:list-item>
                      </text:list>
                    </text:list-item>
                  </text:list>
                </text:list-item>
              </text:list>
            </text:list-item>
          </text:list>
        </text:list-item>
      </text:list>
      <text:p text:style-name="P4"><text:span text:style-name="T4">Méthode permettant l'activation / désactivation de l'évènement $event. Dans le cas ou la valeur </text:span><text:span text:style-name="T7">$event</text:span><text:span text:style-name="T4"> ne fait pas partie des types d'évènements autorisés pour l'objet, ici l'</text:span><text:span text:style-name="T3">ODButton</text:span><text:span text:style-name="T4">, la chaîne de caractère '</text:span><text:span text:style-name="T6">evtNoExist</text:span><text:span text:style-name="T4">' sera retourné par la méthode.</text:span></text:p>
      <text:list xml:id="list52255383271908" text:continue-numbering="true" text:style-name="WWNum11">
        <text:list-item>
          <text:list>
            <text:list-item>
              <text:list>
                <text:list-item>
                  <text:list>
                    <text:list-item>
                      <text:list>
                        <text:list-item>
                          <text:p text:style-name="P47"><text:bookmark text:name="_43ky6rz"/><text:soft-page-break/><text:span text:style-name="T37">Méthode privée getConstants()</text:span></text:p>
                        </text:list-item>
                      </text:list>
                    </text:list-item>
                  </text:list>
                </text:list-item>
              </text:list>
            </text:list-item>
          </text:list>
        </text:list-item>
      </text:list>
      <text:p text:style-name="P4"><text:span text:style-name="T4">Cette méthode va permettre, par la classe </text:span><text:span text:style-name="T3">Php ReflexionClass()</text:span><text:span text:style-name="T4">, de pouvoir avoir sous forme d'un tableau associatif, l'ensemble des constantes qui sont déclarées dans la classe ODButton (ici). Ensuite, elle aura la charge de remplir les attributs privés : p_natureArray, p_typeArray et p_eventArray.</text:span></text:p>
      <text:list xml:id="list52255566359861" text:continue-numbering="true" text:style-name="WWNum11">
        <text:list-item>
          <text:list>
            <text:list-item>
              <text:list>
                <text:list-item>
                  <text:list>
                    <text:list-item>
                      <text:list>
                        <text:list-item>
                          <text:p text:style-name="P47"><text:bookmark text:name="_2iq8gzs"/><text:span text:style-name="T38">Méthode privée getNaturesConstants()</text:span></text:p>
                        </text:list-item>
                      </text:list>
                    </text:list-item>
                  </text:list>
                </text:list-item>
              </text:list>
            </text:list-item>
          </text:list>
        </text:list-item>
      </text:list>
      <text:p text:style-name="P4"><text:span text:style-name="T4">Méthode visant à restituer le contenu de l'attribut privé 'p_natureArray' sous la forme d'un tableau associatif.</text:span></text:p>
      <text:list xml:id="list52254135082532" text:continue-numbering="true" text:style-name="WWNum11">
        <text:list-item>
          <text:list>
            <text:list-item>
              <text:list>
                <text:list-item>
                  <text:list>
                    <text:list-item>
                      <text:list>
                        <text:list-item>
                          <text:p text:style-name="P47"><text:bookmark text:name="_xvir7l"/><text:span text:style-name="T38">Méthode privée getTypesConstants()</text:span></text:p>
                        </text:list-item>
                      </text:list>
                    </text:list-item>
                  </text:list>
                </text:list-item>
              </text:list>
            </text:list-item>
          </text:list>
        </text:list-item>
      </text:list>
      <text:p text:style-name="P4"><text:span text:style-name="T4">Méthode visant à restituer le contenu de l'attribut privé 'p_typeArray' sous la forme d'un tableau associatif.</text:span></text:p>
      <text:list xml:id="list52255493278075" text:continue-numbering="true" text:style-name="WWNum11">
        <text:list-item>
          <text:list>
            <text:list-item>
              <text:list>
                <text:list-item>
                  <text:list>
                    <text:list-item>
                      <text:list>
                        <text:list-item>
                          <text:p text:style-name="P47"><text:bookmark text:name="_3hv69ve"/><text:span text:style-name="T38">Méthode privée getEventsConstants()</text:span></text:p>
                        </text:list-item>
                      </text:list>
                    </text:list-item>
                  </text:list>
                </text:list-item>
              </text:list>
            </text:list-item>
          </text:list>
        </text:list-item>
      </text:list>
      <text:p text:style-name="P4"><text:span text:style-name="T4">Méthode visant à restituer le contenu de l'attribut privé 'p_eventArray' sous la forme d'un tableau associatif</text:span><text:span text:style-name="T17">.</text:span></text:p>
      <text:list xml:id="list52254418320626" text:continue-numbering="true" text:style-name="WWNum11">
        <text:list-item>
          <text:list>
            <text:list-item>
              <text:list>
                <text:list-item>
                  <text:list>
                    <text:list-item>
                      <text:p text:style-name="P46"><text:bookmark text:name="_1x0gk37"/><text:span text:style-name="T31">Impact sur le template de l'objet, code HTML – code JavaScript</text:span></text:p>
                    </text:list-item>
                  </text:list>
                </text:list-item>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0pt" fo:language="en" fo:country="US" fo:font-style="normal" style:text-underline-style="none" fo:font-weight="normal" style:letter-kerning="true" style:font-name-asian="Liberation Serif1" style:font-size-asian="10pt" style:language-asian="zh" style:country-asian="CN" style:font-style-asian="normal" style:font-weight-asian="normal" style:font-name-complex="Liberation Serif1" style:font-size-complex="10pt" style:language-complex="hi" style:country-complex="IN"/>
    </style:default-style>
    <style:default-style style:family="paragraph">
      <style:paragraph-properties fo:margin-left="0in" fo:margin-right="0in" fo:margin-top="0in" fo:margin-bottom="0in" loext:contextual-spacing="false" fo:line-height="100%" fo:text-align="justify"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0pt" fo:language="en" fo:country="US" fo:font-style="normal" style:text-underline-style="none" fo:font-weight="normal" style:letter-kerning="true" style:font-name-asian="Liberation Serif1" style:font-size-asian="10pt" style:language-asian="zh" style:country-asian="CN" style:font-style-asian="normal" style:font-weight-asian="normal" style:font-name-complex="Liberation Serif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justify"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bold" style:font-name-asian="Liberation Sans1" style:font-family-asian="'Liberation Sans'" style:font-family-generic-asian="system" style:font-pitch-asian="variable" style:font-size-asian="18pt" style:font-style-asian="normal"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justify"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justify" style:justify-single-word="false" fo:keep-together="auto" fo:orphans="0" fo:widows="0" fo:text-indent="-0.5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0835in" fo:margin-bottom="0.0835in" loext:contextual-spacing="false" fo:line-height="100%" fo:text-align="justify" style:justify-single-word="false" fo:keep-together="auto" fo:orphans="0" fo:widows="0" fo:text-indent="-0.6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3.5pt" fo:font-style="italic" style:text-underline-style="none" fo:font-weight="bold" style:font-name-asian="Liberation Sans1" style:font-family-asian="'Liberation Sans'" style:font-family-generic-asian="system" style:font-pitch-asian="variable" style:font-size-asian="13.5pt" style:font-style-asian="italic" style:font-weight-asian="bold" style:font-name-complex="Liberation Sans1"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left="0.7in" fo:margin-right="0in" fo:margin-top="0.0835in" fo:margin-bottom="0.0417in" loext:contextual-spacing="false" fo:line-height="100%" fo:text-align="justify" style:justify-single-word="false" fo:keep-together="auto" fo:orphans="0" fo:widows="0" fo:text-indent="-0.7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2pt" fo:font-style="normal" style:text-underline-style="none" fo:font-weight="bold" style:font-name-asian="Liberation Sans1" style:font-family-asian="'Liberation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 style:display-name="ListLabel 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 style:display-name="ListLabel 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 style:display-name="ListLabel 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 style:display-name="ListLabel 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 style:display-name="ListLabel 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8" style:display-name="ListLabel 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 style:display-name="ListLabel 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 style:display-name="ListLabel 10"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3" style:display-name="ListLabel 9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4" style:display-name="ListLabel 9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5" style:display-name="ListLabel 9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6" style:display-name="ListLabel 9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7" style:display-name="ListLabel 9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8" style:display-name="ListLabel 9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9" style:display-name="ListLabel 9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0" style:display-name="ListLabel 1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2" style:display-name="ListLabel 10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3" style:display-name="ListLabel 10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4" style:display-name="ListLabel 10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5" style:display-name="ListLabel 10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6" style:display-name="ListLabel 10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7" style:display-name="ListLabel 10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8" style:display-name="ListLabel 10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917in" fo:margin-left="0.5417in"/>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0.5417in" fo:margin-left="0.7917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0.7917in" fo:margin-left="1.0417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1.0417in" fo:margin-left="1.2917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1.2917in" fo:margin-left="1.5417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1.5417in" fo:margin-left="1.7917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1.7917in" fo:margin-left="2.0417in"/>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2.0417in" fo:margin-left="2.2917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2.2917in" fo:margin-left="2.54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3" meta:paragraph-count="395" meta:word-count="6046" meta:character-count="39435" meta:non-whitespace-character-count="33669"/>
    <meta:generator>LibreOfficeDev/5.1.0.3$Linux_X86_64 LibreOffice_project/</meta:generator>
  </office:meta>
</office:document-meta>
</file>